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5.828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X(45)</text:p>
          </table:table-cell>
          <table:table-cell table:style-name="Default" office:value-type="string" calcext:value-type="string">
            <text:p>Y(45)</text:p>
          </table:table-cell>
          <table:table-cell office:value-type="string" calcext:value-type="string">
            <text:p>X c возмущением(0.01)</text:p>
          </table:table-cell>
          <table:table-cell office:value-type="string" calcext:value-type="string">
            <text:p>Y с возмущением(0.01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/delta</text:p>
          </table:table-cell>
          <table:table-cell office:value-type="string" calcext:value-type="string">
            <text:p>vdelta</text:p>
          </table:table-cell>
          <table:table-cell office:value-type="string" calcext:value-type="string">
            <text:p>Обусловлена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0.336929" calcext:value-type="float">
            <text:p>-0,336929</text:p>
          </table:table-cell>
          <table:table-cell office:value-type="float" office:value="-0.5" calcext:value-type="float">
            <text:p>-0,5</text:p>
          </table:table-cell>
          <table:table-cell table:style-name="Default" office:value-type="float" office:value="-0.336929" calcext:value-type="float">
            <text:p>-0,336929</text:p>
          </table:table-cell>
          <table:table-cell office:value-type="float" office:value="-0.5" calcext:value-type="float">
            <text:p>-0,5</text:p>
          </table:table-cell>
          <table:table-cell office:value-type="float" office:value="-0.34" calcext:value-type="float">
            <text:p>-0,34</text:p>
          </table:table-cell>
          <table:table-cell table:formula="of:=ABS([.E2]-[.$C$45])" office:value-type="float" office:value="0.236608" calcext:value-type="float">
            <text:p>0,236608</text:p>
          </table:table-cell>
          <table:table-cell table:style-name="ce2" table:formula="of:=0.001/[.G2]" office:value-type="float" office:value="0.00422639978360833" calcext:value-type="float">
            <text:p>0,004226399783608</text:p>
          </table:table-cell>
          <table:table-cell table:style-name="ce3" table:formula="of:=1/(-5*SINH(5*[.C45])/(COSH(5*[.C45])*COSH(5*[.C45])))" office:value-type="float" office:value="0.461880776172941" calcext:value-type="float">
            <text:p>0,461880776172941</text:p>
          </table:table-cell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5" calcext:value-type="float">
            <text:p>-0,25</text:p>
          </table:table-cell>
          <table:table-cell office:value-type="float" office:value="0.0295421" calcext:value-type="float">
            <text:p>0,0295421</text:p>
          </table:table-cell>
          <table:table-cell office:value-type="float" office:value="-0.25" calcext:value-type="float">
            <text:p>-0,25</text:p>
          </table:table-cell>
          <table:table-cell table:style-name="Default" office:value-type="float" office:value="0.0295421" calcext:value-type="float">
            <text:p>0,0295421</text:p>
          </table:table-cell>
          <table:table-cell office:value-type="float" office:value="-0.25" calcext:value-type="float">
            <text:p>-0,25</text:p>
          </table:table-cell>
          <table:table-cell office:value-type="float" office:value="0.03" calcext:value-type="float">
            <text:p>0,03</text:p>
          </table:table-cell>
          <table:table-cell table:formula="of:=ABS([.E3]-[.$C$45])" office:value-type="float" office:value="0.013392" calcext:value-type="float">
            <text:p>0,013392</text:p>
          </table:table-cell>
          <table:table-cell table:style-name="ce2" table:formula="of:=0.001/[.G3]" office:value-type="float" office:value="0.0746714456391875" calcext:value-type="float">
            <text:p>0,074671445639188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75" calcext:value-type="float">
            <text:p>-0,375</text:p>
          </table:table-cell>
          <table:table-cell office:value-type="float" office:value="-0.200337" calcext:value-type="float">
            <text:p>-0,200337</text:p>
          </table:table-cell>
          <table:table-cell office:value-type="float" office:value="-0.375" calcext:value-type="float">
            <text:p>-0,375</text:p>
          </table:table-cell>
          <table:table-cell table:style-name="Default" office:value-type="float" office:value="-0.200337" calcext:value-type="float">
            <text:p>-0,200337</text:p>
          </table:table-cell>
          <table:table-cell office:value-type="float" office:value="-0.38" calcext:value-type="float">
            <text:p>-0,38</text:p>
          </table:table-cell>
          <table:table-cell office:value-type="float" office:value="-0.2" calcext:value-type="float">
            <text:p>-0,2</text:p>
          </table:table-cell>
          <table:table-cell table:formula="of:=ABS([.E4]-[.$C$45])" office:value-type="float" office:value="0.116608" calcext:value-type="float">
            <text:p>0,116608</text:p>
          </table:table-cell>
          <table:table-cell table:style-name="ce2" table:formula="of:=0.001/[.G4]" office:value-type="float" office:value="0.00857574094401756" calcext:value-type="float">
            <text:p>0,008575740944018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125" calcext:value-type="float">
            <text:p>-0,3125</text:p>
          </table:table-cell>
          <table:table-cell office:value-type="float" office:value="-0.0984214" calcext:value-type="float">
            <text:p>-0,0984214</text:p>
          </table:table-cell>
          <table:table-cell office:value-type="float" office:value="-0.3125" calcext:value-type="float">
            <text:p>-0,3125</text:p>
          </table:table-cell>
          <table:table-cell table:style-name="Default" office:value-type="float" office:value="-0.0984214" calcext:value-type="float">
            <text:p>-0,0984214</text:p>
          </table:table-cell>
          <table:table-cell office:value-type="float" office:value="-0.31" calcext:value-type="float">
            <text:p>-0,31</text:p>
          </table:table-cell>
          <table:table-cell office:value-type="float" office:value="-0.1" calcext:value-type="float">
            <text:p>-0,1</text:p>
          </table:table-cell>
          <table:table-cell table:formula="of:=ABS([.E5]-[.$C$45])" office:value-type="float" office:value="0.046608" calcext:value-type="float">
            <text:p>0,046608</text:p>
          </table:table-cell>
          <table:table-cell table:style-name="ce2" table:formula="of:=0.001/[.G5]" office:value-type="float" office:value="0.0214555441125987" calcext:value-type="float">
            <text:p>0,021455544112599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8125" calcext:value-type="float">
            <text:p>-0,28125</text:p>
          </table:table-cell>
          <table:table-cell office:value-type="float" office:value="-0.0376455" calcext:value-type="float">
            <text:p>-0,0376455</text:p>
          </table:table-cell>
          <table:table-cell office:value-type="float" office:value="-0.28125" calcext:value-type="float">
            <text:p>-0,28125</text:p>
          </table:table-cell>
          <table:table-cell table:style-name="Default" office:value-type="float" office:value="-0.0376455" calcext:value-type="float">
            <text:p>-0,0376455</text:p>
          </table:table-cell>
          <table:table-cell office:value-type="float" office:value="-0.28" calcext:value-type="float">
            <text:p>-0,28</text:p>
          </table:table-cell>
          <table:table-cell office:value-type="float" office:value="-0.04" calcext:value-type="float">
            <text:p>-0,04</text:p>
          </table:table-cell>
          <table:table-cell table:formula="of:=ABS([.E6]-[.$C$45])" office:value-type="float" office:value="0.016608" calcext:value-type="float">
            <text:p>0,016608</text:p>
          </table:table-cell>
          <table:table-cell table:style-name="ce2" table:formula="of:=0.001/[.G6]" office:value-type="float" office:value="0.0602119460500963" calcext:value-type="float">
            <text:p>0,06021194605009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5625" calcext:value-type="float">
            <text:p>-0,265625</text:p>
          </table:table-cell>
          <table:table-cell office:value-type="float" office:value="-0.00481986" calcext:value-type="float">
            <text:p>-0,00481986</text:p>
          </table:table-cell>
          <table:table-cell office:value-type="float" office:value="-0.265625" calcext:value-type="float">
            <text:p>-0,265625</text:p>
          </table:table-cell>
          <table:table-cell table:style-name="Default" office:value-type="float" office:value="-0.00481986" calcext:value-type="float">
            <text:p>-0,00481986</text:p>
          </table:table-cell>
          <table:table-cell office:value-type="float" office:value="-0.27" calcext:value-type="float">
            <text:p>-0,27</text:p>
          </table:table-cell>
          <table:table-cell office:value-type="float" office:value="0" calcext:value-type="float">
            <text:p>0</text:p>
          </table:table-cell>
          <table:table-cell table:formula="of:=ABS([.E7]-[.$C$45])" office:value-type="float" office:value="0.006608" calcext:value-type="float">
            <text:p>0,006608</text:p>
          </table:table-cell>
          <table:table-cell table:style-name="ce2" table:formula="of:=0.001/[.G7]" office:value-type="float" office:value="0.151331719128329" calcext:value-type="float">
            <text:p>0,151331719128329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57812" calcext:value-type="float">
            <text:p>-0,257812</text:p>
          </table:table-cell>
          <table:table-cell office:value-type="float" office:value="0.0121755" calcext:value-type="float">
            <text:p>0,0121755</text:p>
          </table:table-cell>
          <table:table-cell office:value-type="float" office:value="-0.257812" calcext:value-type="float">
            <text:p>-0,257812</text:p>
          </table:table-cell>
          <table:table-cell table:style-name="Default" office:value-type="float" office:value="0.0121755" calcext:value-type="float">
            <text:p>0,0121755</text:p>
          </table:table-cell>
          <table:table-cell office:value-type="float" office:value="-0.26" calcext:value-type="float">
            <text:p>-0,26</text:p>
          </table:table-cell>
          <table:table-cell office:value-type="float" office:value="0.01" calcext:value-type="float">
            <text:p>0,01</text:p>
          </table:table-cell>
          <table:table-cell table:formula="of:=ABS([.E8]-[.$C$45])" office:value-type="float" office:value="0.00339200000000001" calcext:value-type="float">
            <text:p>0,003392</text:p>
          </table:table-cell>
          <table:table-cell table:style-name="ce2" table:formula="of:=0.001/[.G8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1719" calcext:value-type="float">
            <text:p>-0,261719</text:p>
          </table:table-cell>
          <table:table-cell office:value-type="float" office:value="0.00363051" calcext:value-type="float">
            <text:p>0,00363051</text:p>
          </table:table-cell>
          <table:table-cell office:value-type="float" office:value="-0.261719" calcext:value-type="float">
            <text:p>-0,261719</text:p>
          </table:table-cell>
          <table:table-cell table:style-name="Default" office:value-type="float" office:value="0.00363051" calcext:value-type="float">
            <text:p>0,00363051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9]-[.$C$45])" office:value-type="float" office:value="0.00339200000000001" calcext:value-type="float">
            <text:p>0,003392</text:p>
          </table:table-cell>
          <table:table-cell table:style-name="ce2" table:formula="of:=0.001/[.G9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672" calcext:value-type="float">
            <text:p>-0,263672</text:p>
          </table:table-cell>
          <table:table-cell office:value-type="float" office:value="-0.000606612" calcext:value-type="float">
            <text:p>-0,000606612</text:p>
          </table:table-cell>
          <table:table-cell office:value-type="float" office:value="-0.263672" calcext:value-type="float">
            <text:p>-0,263672</text:p>
          </table:table-cell>
          <table:table-cell table:style-name="Default" office:value-type="float" office:value="-0.000606612" calcext:value-type="float">
            <text:p>-0,000606612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0]-[.$C$45])" office:value-type="float" office:value="0.00339200000000001" calcext:value-type="float">
            <text:p>0,003392</text:p>
          </table:table-cell>
          <table:table-cell table:style-name="ce2" table:formula="of:=0.001/[.G10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2695" calcext:value-type="float">
            <text:p>-0,262695</text:p>
          </table:table-cell>
          <table:table-cell office:value-type="float" office:value="0.00150898" calcext:value-type="float">
            <text:p>0,00150898</text:p>
          </table:table-cell>
          <table:table-cell office:value-type="float" office:value="-0.262695" calcext:value-type="float">
            <text:p>-0,262695</text:p>
          </table:table-cell>
          <table:table-cell table:style-name="Default" office:value-type="float" office:value="0.00150898" calcext:value-type="float">
            <text:p>0,00150898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1]-[.$C$45])" office:value-type="float" office:value="0.00339200000000001" calcext:value-type="float">
            <text:p>0,003392</text:p>
          </table:table-cell>
          <table:table-cell table:style-name="ce2" table:formula="of:=0.001/[.G11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184" calcext:value-type="float">
            <text:p>-0,263184</text:p>
          </table:table-cell>
          <table:table-cell office:value-type="float" office:value="0.000450437" calcext:value-type="float">
            <text:p>0,000450437</text:p>
          </table:table-cell>
          <table:table-cell office:value-type="float" office:value="-0.263184" calcext:value-type="float">
            <text:p>-0,263184</text:p>
          </table:table-cell>
          <table:table-cell table:style-name="Default" office:value-type="float" office:value="0.000450437" calcext:value-type="float">
            <text:p>0,000450437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2]-[.$C$45])" office:value-type="float" office:value="0.00339200000000001" calcext:value-type="float">
            <text:p>0,003392</text:p>
          </table:table-cell>
          <table:table-cell table:style-name="ce2" table:formula="of:=0.001/[.G12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428" calcext:value-type="float">
            <text:p>-0,263428</text:p>
          </table:table-cell>
          <table:table-cell table:style-name="ce1" office:value-type="float" office:value="-0.0000782738" calcext:value-type="float">
            <text:p>-7,83E-05</text:p>
          </table:table-cell>
          <table:table-cell office:value-type="float" office:value="-0.263428" calcext:value-type="float">
            <text:p>-0,263428</text:p>
          </table:table-cell>
          <table:table-cell office:value-type="float" office:value="-0.0000782738" calcext:value-type="float">
            <text:p>-7,83E-05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3]-[.$C$45])" office:value-type="float" office:value="0.00339200000000001" calcext:value-type="float">
            <text:p>0,003392</text:p>
          </table:table-cell>
          <table:table-cell table:style-name="ce2" table:formula="of:=0.001/[.G13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06" calcext:value-type="float">
            <text:p>-0,263306</text:p>
          </table:table-cell>
          <table:table-cell table:style-name="Default" office:value-type="float" office:value="0.000186035" calcext:value-type="float">
            <text:p>0,000186035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4]-[.$C$45])" office:value-type="float" office:value="0.00339200000000001" calcext:value-type="float">
            <text:p>0,003392</text:p>
          </table:table-cell>
          <table:table-cell table:style-name="ce2" table:formula="of:=0.001/[.G14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67" calcext:value-type="float">
            <text:p>-0,263367</text:p>
          </table:table-cell>
          <table:table-cell office:value-type="float" office:value="0.0000538691" calcext:value-type="float">
            <text:p>5,39E-05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5]-[.$C$45])" office:value-type="float" office:value="0.00339200000000001" calcext:value-type="float">
            <text:p>0,003392</text:p>
          </table:table-cell>
          <table:table-cell table:style-name="ce2" table:formula="of:=0.001/[.G15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7" calcext:value-type="float">
            <text:p>-0,263397</text:p>
          </table:table-cell>
          <table:table-cell office:value-type="float" office:value="-0.0000122053" calcext:value-type="float">
            <text:p>-1,22E-05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6]-[.$C$45])" office:value-type="float" office:value="0.00339200000000001" calcext:value-type="float">
            <text:p>0,003392</text:p>
          </table:table-cell>
          <table:table-cell table:style-name="ce2" table:formula="of:=0.001/[.G16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82" calcext:value-type="float">
            <text:p>-0,263382</text:p>
          </table:table-cell>
          <table:table-cell office:value-type="float" office:value="0.0000208312" calcext:value-type="float">
            <text:p>2,08E-05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7]-[.$C$45])" office:value-type="float" office:value="0.00339200000000001" calcext:value-type="float">
            <text:p>0,003392</text:p>
          </table:table-cell>
          <table:table-cell table:style-name="ce2" table:formula="of:=0.001/[.G17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" calcext:value-type="float">
            <text:p>-0,26339</text:p>
          </table:table-cell>
          <table:table-cell office:value-type="float" office:value="0.00000431278" calcext:value-type="float">
            <text:p>4,31E-0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8]-[.$C$45])" office:value-type="float" office:value="0.00339200000000001" calcext:value-type="float">
            <text:p>0,003392</text:p>
          </table:table-cell>
          <table:table-cell table:style-name="ce2" table:formula="of:=0.001/[.G18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3" calcext:value-type="float">
            <text:p>-0,263393</text:p>
          </table:table-cell>
          <table:table-cell office:value-type="float" office:value="-0.00000394628" calcext:value-type="float">
            <text:p>-3,95E-0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19]-[.$C$45])" office:value-type="float" office:value="0.00339200000000001" calcext:value-type="float">
            <text:p>0,003392</text:p>
          </table:table-cell>
          <table:table-cell table:style-name="ce2" table:formula="of:=0.001/[.G19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1" calcext:value-type="float">
            <text:p>-0,263391</text:p>
          </table:table-cell>
          <table:table-cell office:value-type="float" office:value="0.000000183238" calcext:value-type="float">
            <text:p>1,83E-07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0]-[.$C$45])" office:value-type="float" office:value="0.00339200000000001" calcext:value-type="float">
            <text:p>0,003392</text:p>
          </table:table-cell>
          <table:table-cell table:style-name="ce2" table:formula="of:=0.001/[.G20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188153" calcext:value-type="float">
            <text:p>-1,88E-0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1]-[.$C$45])" office:value-type="float" office:value="0.00339200000000001" calcext:value-type="float">
            <text:p>0,003392</text:p>
          </table:table-cell>
          <table:table-cell table:style-name="ce2" table:formula="of:=0.001/[.G21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849144" calcext:value-type="float">
            <text:p>-8,49E-07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2]-[.$C$45])" office:value-type="float" office:value="0.00339200000000001" calcext:value-type="float">
            <text:p>0,003392</text:p>
          </table:table-cell>
          <table:table-cell table:style-name="ce2" table:formula="of:=0.001/[.G22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332953" calcext:value-type="float">
            <text:p>-3,33E-07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3]-[.$C$45])" office:value-type="float" office:value="0.00339200000000001" calcext:value-type="float">
            <text:p>0,003392</text:p>
          </table:table-cell>
          <table:table-cell table:style-name="ce2" table:formula="of:=0.001/[.G23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748577" calcext:value-type="float">
            <text:p>-7,49E-08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]-[.$C$45])" office:value-type="float" office:value="0.00339200000000001" calcext:value-type="float">
            <text:p>0,003392</text:p>
          </table:table-cell>
          <table:table-cell table:style-name="ce2" table:formula="of:=0.001/[.G24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541901" calcext:value-type="float">
            <text:p>5,42E-08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]-[.$C$45])" office:value-type="float" office:value="0.00339200000000001" calcext:value-type="float">
            <text:p>0,003392</text:p>
          </table:table-cell>
          <table:table-cell table:style-name="ce2" table:formula="of:=0.001/[.G25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103338" calcext:value-type="float">
            <text:p>-1,03E-08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]-[.$C$45])" office:value-type="float" office:value="0.00339200000000001" calcext:value-type="float">
            <text:p>0,003392</text:p>
          </table:table-cell>
          <table:table-cell table:style-name="ce2" table:formula="of:=0.001/[.G26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219282" calcext:value-type="float">
            <text:p>2,19E-08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]-[.$C$45])" office:value-type="float" office:value="0.00339200000000001" calcext:value-type="float">
            <text:p>0,003392</text:p>
          </table:table-cell>
          <table:table-cell table:style-name="ce2" table:formula="of:=0.001/[.G27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579717" calcext:value-type="float">
            <text:p>5,80E-09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8]-[.$C$45])" office:value-type="float" office:value="0.00339200000000001" calcext:value-type="float">
            <text:p>0,003392</text:p>
          </table:table-cell>
          <table:table-cell table:style-name="ce2" table:formula="of:=0.001/[.G28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226832" calcext:value-type="float">
            <text:p>-2,27E-09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9]-[.$C$45])" office:value-type="float" office:value="0.00339200000000001" calcext:value-type="float">
            <text:p>0,003392</text:p>
          </table:table-cell>
          <table:table-cell table:style-name="ce2" table:formula="of:=0.001/[.G29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176443" calcext:value-type="float">
            <text:p>1,76E-09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0]-[.$C$45])" office:value-type="float" office:value="0.00339200000000001" calcext:value-type="float">
            <text:p>0,003392</text:p>
          </table:table-cell>
          <table:table-cell table:style-name="ce2" table:formula="of:=0.001/[.G30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251943" calcext:value-type="float">
            <text:p>-2,52E-10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1]-[.$C$45])" office:value-type="float" office:value="0.00339200000000001" calcext:value-type="float">
            <text:p>0,003392</text:p>
          </table:table-cell>
          <table:table-cell table:style-name="ce2" table:formula="of:=0.001/[.G31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756243" calcext:value-type="float">
            <text:p>7,56E-10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2]-[.$C$45])" office:value-type="float" office:value="0.00339200000000001" calcext:value-type="float">
            <text:p>0,003392</text:p>
          </table:table-cell>
          <table:table-cell table:style-name="ce2" table:formula="of:=0.001/[.G32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25215" calcext:value-type="float">
            <text:p>2,52E-10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3]-[.$C$45])" office:value-type="float" office:value="0.00339200000000001" calcext:value-type="float">
            <text:p>0,003392</text:p>
          </table:table-cell>
          <table:table-cell table:style-name="ce2" table:formula="of:=0.001/[.G33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000103584" calcext:value-type="float">
            <text:p>1,04E-13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4]-[.$C$45])" office:value-type="float" office:value="0.00339200000000001" calcext:value-type="float">
            <text:p>0,003392</text:p>
          </table:table-cell>
          <table:table-cell table:style-name="ce2" table:formula="of:=0.001/[.G34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12592" calcext:value-type="float">
            <text:p>-1,26E-10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5]-[.$C$45])" office:value-type="float" office:value="0.00339200000000001" calcext:value-type="float">
            <text:p>0,003392</text:p>
          </table:table-cell>
          <table:table-cell table:style-name="ce2" table:formula="of:=0.001/[.G35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629081" calcext:value-type="float">
            <text:p>-6,29E-11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6]-[.$C$45])" office:value-type="float" office:value="0.00339200000000001" calcext:value-type="float">
            <text:p>0,003392</text:p>
          </table:table-cell>
          <table:table-cell table:style-name="ce2" table:formula="of:=0.001/[.G36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314023" calcext:value-type="float">
            <text:p>-3,14E-11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7]-[.$C$45])" office:value-type="float" office:value="0.00339200000000001" calcext:value-type="float">
            <text:p>0,003392</text:p>
          </table:table-cell>
          <table:table-cell table:style-name="ce2" table:formula="of:=0.001/[.G37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156494" calcext:value-type="float">
            <text:p>-1,56E-11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8]-[.$C$45])" office:value-type="float" office:value="0.00339200000000001" calcext:value-type="float">
            <text:p>0,003392</text:p>
          </table:table-cell>
          <table:table-cell table:style-name="ce2" table:formula="of:=0.001/[.G38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777289" calcext:value-type="float">
            <text:p>-7,77E-12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39]-[.$C$45])" office:value-type="float" office:value="0.00339200000000001" calcext:value-type="float">
            <text:p>0,003392</text:p>
          </table:table-cell>
          <table:table-cell table:style-name="ce2" table:formula="of:=0.001/[.G39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383471" calcext:value-type="float">
            <text:p>-3,83E-12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40]-[.$C$45])" office:value-type="float" office:value="0.00339200000000001" calcext:value-type="float">
            <text:p>0,003392</text:p>
          </table:table-cell>
          <table:table-cell table:style-name="ce2" table:formula="of:=0.001/[.G40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186562" calcext:value-type="float">
            <text:p>-1,87E-12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41]-[.$C$45])" office:value-type="float" office:value="0.00339200000000001" calcext:value-type="float">
            <text:p>0,003392</text:p>
          </table:table-cell>
          <table:table-cell table:style-name="ce2" table:formula="of:=0.001/[.G41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881073" calcext:value-type="float">
            <text:p>-8,81E-13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42]-[.$C$45])" office:value-type="float" office:value="0.00339200000000001" calcext:value-type="float">
            <text:p>0,003392</text:p>
          </table:table-cell>
          <table:table-cell table:style-name="ce2" table:formula="of:=0.001/[.G42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3888" calcext:value-type="float">
            <text:p>-3,89E-13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43]-[.$C$45])" office:value-type="float" office:value="0.00339200000000001" calcext:value-type="float">
            <text:p>0,003392</text:p>
          </table:table-cell>
          <table:table-cell table:style-name="ce2" table:formula="of:=0.001/[.G43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142553" calcext:value-type="float">
            <text:p>-1,43E-13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44]-[.$C$45])" office:value-type="float" office:value="0.00339200000000001" calcext:value-type="float">
            <text:p>0,003392</text:p>
          </table:table-cell>
          <table:table-cell table:style-name="ce2" table:formula="of:=0.001/[.G44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0195399" calcext:value-type="float">
            <text:p>-1,95E-14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45]-[.$C$45])" office:value-type="float" office:value="0.00339200000000001" calcext:value-type="float">
            <text:p>0,003392</text:p>
          </table:table-cell>
          <table:table-cell table:style-name="ce2" table:formula="of:=0.001/[.G45]" office:value-type="float" office:value="0.294811320754716" calcext:value-type="float">
            <text:p>0,294811320754716</text:p>
          </table:table-cell>
          <table:table-cell/>
          <table:table-cell table:formula="of:=&quot;плохо&quot;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X(45)</text:p>
          </table:table-cell>
          <table:table-cell table:style-name="Default" office:value-type="string" calcext:value-type="string">
            <text:p>Y(45)</text:p>
          </table:table-cell>
          <table:table-cell office:value-type="string" calcext:value-type="string">
            <text:p>X c возмущением(0.001)</text:p>
          </table:table-cell>
          <table:table-cell office:value-type="string" calcext:value-type="string">
            <text:p>Y с возмущением(0.001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/delta</text:p>
          </table:table-cell>
          <table:table-cell office:value-type="string" calcext:value-type="string">
            <text:p>vdelta</text:p>
          </table:table-cell>
          <table:table-cell office:value-type="string" calcext:value-type="string">
            <text:p>Обусловлена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0.336929" calcext:value-type="float">
            <text:p>-0,336929</text:p>
          </table:table-cell>
          <table:table-cell office:value-type="float" office:value="-0.5" calcext:value-type="float">
            <text:p>-0,5</text:p>
          </table:table-cell>
          <table:table-cell table:style-name="Default" office:value-type="float" office:value="-0.336929" calcext:value-type="float">
            <text:p>-0,336929</text:p>
          </table:table-cell>
          <table:table-cell office:value-type="float" office:value="-0.5" calcext:value-type="float">
            <text:p>-0,5</text:p>
          </table:table-cell>
          <table:table-cell office:value-type="float" office:value="-0.337" calcext:value-type="float">
            <text:p>-0,337</text:p>
          </table:table-cell>
          <table:table-cell table:formula="of:=ABS([.E48]-[.$C$91])" office:value-type="float" office:value="0.236608" calcext:value-type="float">
            <text:p>0,236608</text:p>
          </table:table-cell>
          <table:table-cell table:formula="of:=0.001/[.G48]" office:value-type="float" office:value="0.00422639978360833" calcext:value-type="float">
            <text:p>0,004226399783608</text:p>
          </table:table-cell>
          <table:table-cell table:formula="of:=1/(-5*SINH(5*[.E91])/(COSH(5*[.E91])*COSH(5*[.E91])))" office:value-type="float" office:value="0.461359142328792" calcext:value-type="float">
            <text:p>0,461359142328792</text:p>
          </table:table-cell>
          <table:table-cell table:style-name="ce4" table:formula="of:=IF([.H48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5" calcext:value-type="float">
            <text:p>-0,25</text:p>
          </table:table-cell>
          <table:table-cell office:value-type="float" office:value="0.0295421" calcext:value-type="float">
            <text:p>0,0295421</text:p>
          </table:table-cell>
          <table:table-cell office:value-type="float" office:value="-0.25" calcext:value-type="float">
            <text:p>-0,25</text:p>
          </table:table-cell>
          <table:table-cell table:style-name="Default" office:value-type="float" office:value="0.0295421" calcext:value-type="float">
            <text:p>0,0295421</text:p>
          </table:table-cell>
          <table:table-cell office:value-type="float" office:value="-0.25" calcext:value-type="float">
            <text:p>-0,25</text:p>
          </table:table-cell>
          <table:table-cell office:value-type="float" office:value="0.03" calcext:value-type="float">
            <text:p>0,03</text:p>
          </table:table-cell>
          <table:table-cell table:formula="of:=ABS([.E49]-[.$C$91])" office:value-type="float" office:value="0.013392" calcext:value-type="float">
            <text:p>0,013392</text:p>
          </table:table-cell>
          <table:table-cell table:formula="of:=0.001/[.G49]" office:value-type="float" office:value="0.0746714456391875" calcext:value-type="float">
            <text:p>0,074671445639188</text:p>
          </table:table-cell>
          <table:table-cell/>
          <table:table-cell table:formula="of:=IF([.H49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75" calcext:value-type="float">
            <text:p>-0,375</text:p>
          </table:table-cell>
          <table:table-cell office:value-type="float" office:value="-0.200337" calcext:value-type="float">
            <text:p>-0,200337</text:p>
          </table:table-cell>
          <table:table-cell office:value-type="float" office:value="-0.375" calcext:value-type="float">
            <text:p>-0,375</text:p>
          </table:table-cell>
          <table:table-cell table:style-name="Default" office:value-type="float" office:value="-0.200337" calcext:value-type="float">
            <text:p>-0,200337</text:p>
          </table:table-cell>
          <table:table-cell office:value-type="float" office:value="-0.375" calcext:value-type="float">
            <text:p>-0,375</text:p>
          </table:table-cell>
          <table:table-cell office:value-type="float" office:value="-0.2" calcext:value-type="float">
            <text:p>-0,2</text:p>
          </table:table-cell>
          <table:table-cell table:formula="of:=ABS([.E50]-[.$C$91])" office:value-type="float" office:value="0.111608" calcext:value-type="float">
            <text:p>0,111608</text:p>
          </table:table-cell>
          <table:table-cell table:formula="of:=0.001/[.G50]" office:value-type="float" office:value="0.00895993118772848" calcext:value-type="float">
            <text:p>0,008959931187728</text:p>
          </table:table-cell>
          <table:table-cell/>
          <table:table-cell table:formula="of:=IF([.H50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125" calcext:value-type="float">
            <text:p>-0,3125</text:p>
          </table:table-cell>
          <table:table-cell office:value-type="float" office:value="-0.0984214" calcext:value-type="float">
            <text:p>-0,0984214</text:p>
          </table:table-cell>
          <table:table-cell office:value-type="float" office:value="-0.3125" calcext:value-type="float">
            <text:p>-0,3125</text:p>
          </table:table-cell>
          <table:table-cell table:style-name="Default" office:value-type="float" office:value="-0.0984214" calcext:value-type="float">
            <text:p>-0,0984214</text:p>
          </table:table-cell>
          <table:table-cell office:value-type="float" office:value="-0.313" calcext:value-type="float">
            <text:p>-0,313</text:p>
          </table:table-cell>
          <table:table-cell office:value-type="float" office:value="-0.098" calcext:value-type="float">
            <text:p>-0,098</text:p>
          </table:table-cell>
          <table:table-cell table:formula="of:=ABS([.E51]-[.$C$91])" office:value-type="float" office:value="0.049608" calcext:value-type="float">
            <text:p>0,049608</text:p>
          </table:table-cell>
          <table:table-cell table:formula="of:=0.001/[.G51]" office:value-type="float" office:value="0.0201580390259636" calcext:value-type="float">
            <text:p>0,020158039025964</text:p>
          </table:table-cell>
          <table:table-cell/>
          <table:table-cell table:formula="of:=IF([.H51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8125" calcext:value-type="float">
            <text:p>-0,28125</text:p>
          </table:table-cell>
          <table:table-cell office:value-type="float" office:value="-0.0376455" calcext:value-type="float">
            <text:p>-0,0376455</text:p>
          </table:table-cell>
          <table:table-cell office:value-type="float" office:value="-0.28125" calcext:value-type="float">
            <text:p>-0,28125</text:p>
          </table:table-cell>
          <table:table-cell table:style-name="Default" office:value-type="float" office:value="-0.0376455" calcext:value-type="float">
            <text:p>-0,0376455</text:p>
          </table:table-cell>
          <table:table-cell office:value-type="float" office:value="-0.281" calcext:value-type="float">
            <text:p>-0,281</text:p>
          </table:table-cell>
          <table:table-cell office:value-type="float" office:value="-0.038" calcext:value-type="float">
            <text:p>-0,038</text:p>
          </table:table-cell>
          <table:table-cell table:formula="of:=ABS([.E52]-[.$C$91])" office:value-type="float" office:value="0.017608" calcext:value-type="float">
            <text:p>0,017608</text:p>
          </table:table-cell>
          <table:table-cell table:formula="of:=0.001/[.G52]" office:value-type="float" office:value="0.0567923671058609" calcext:value-type="float">
            <text:p>0,056792367105861</text:p>
          </table:table-cell>
          <table:table-cell/>
          <table:table-cell table:formula="of:=IF([.H52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5625" calcext:value-type="float">
            <text:p>-0,265625</text:p>
          </table:table-cell>
          <table:table-cell office:value-type="float" office:value="-0.00481986" calcext:value-type="float">
            <text:p>-0,00481986</text:p>
          </table:table-cell>
          <table:table-cell office:value-type="float" office:value="-0.265625" calcext:value-type="float">
            <text:p>-0,265625</text:p>
          </table:table-cell>
          <table:table-cell table:style-name="Default" office:value-type="float" office:value="-0.00481986" calcext:value-type="float">
            <text:p>-0,00481986</text:p>
          </table:table-cell>
          <table:table-cell office:value-type="float" office:value="-0.266" calcext:value-type="float">
            <text:p>-0,266</text:p>
          </table:table-cell>
          <table:table-cell office:value-type="float" office:value="-0.005" calcext:value-type="float">
            <text:p>-0,005</text:p>
          </table:table-cell>
          <table:table-cell table:formula="of:=ABS([.E53]-[.$C$91])" office:value-type="float" office:value="0.002608" calcext:value-type="float">
            <text:p>0,002608</text:p>
          </table:table-cell>
          <table:table-cell table:formula="of:=0.15358925392959" office:value-type="float" office:value="0.15358925392959" calcext:value-type="float">
            <text:p>0,15358925392959</text:p>
          </table:table-cell>
          <table:table-cell/>
          <table:table-cell table:formula="of:=IF([.H53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57812" calcext:value-type="float">
            <text:p>-0,257812</text:p>
          </table:table-cell>
          <table:table-cell office:value-type="float" office:value="0.0121755" calcext:value-type="float">
            <text:p>0,0121755</text:p>
          </table:table-cell>
          <table:table-cell office:value-type="float" office:value="-0.257812" calcext:value-type="float">
            <text:p>-0,257812</text:p>
          </table:table-cell>
          <table:table-cell table:style-name="Default" office:value-type="float" office:value="0.0121755" calcext:value-type="float">
            <text:p>0,0121755</text:p>
          </table:table-cell>
          <table:table-cell office:value-type="float" office:value="-0.258" calcext:value-type="float">
            <text:p>-0,258</text:p>
          </table:table-cell>
          <table:table-cell office:value-type="float" office:value="0.012" calcext:value-type="float">
            <text:p>0,012</text:p>
          </table:table-cell>
          <table:table-cell table:formula="of:=ABS([.E54]-[.$C$91])" office:value-type="float" office:value="0.00539200000000001" calcext:value-type="float">
            <text:p>0,005392</text:p>
          </table:table-cell>
          <table:table-cell table:formula="of:=0.185950588605965" office:value-type="float" office:value="0.185950588605965" calcext:value-type="float">
            <text:p>0,185950588605965</text:p>
          </table:table-cell>
          <table:table-cell/>
          <table:table-cell table:formula="of:=IF([.H54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1719" calcext:value-type="float">
            <text:p>-0,261719</text:p>
          </table:table-cell>
          <table:table-cell office:value-type="float" office:value="0.00363051" calcext:value-type="float">
            <text:p>0,00363051</text:p>
          </table:table-cell>
          <table:table-cell office:value-type="float" office:value="-0.261719" calcext:value-type="float">
            <text:p>-0,261719</text:p>
          </table:table-cell>
          <table:table-cell table:style-name="Default" office:value-type="float" office:value="0.00363051" calcext:value-type="float">
            <text:p>0,00363051</text:p>
          </table:table-cell>
          <table:table-cell office:value-type="float" office:value="-0.262" calcext:value-type="float">
            <text:p>-0,262</text:p>
          </table:table-cell>
          <table:table-cell office:value-type="float" office:value="0.004" calcext:value-type="float">
            <text:p>0,004</text:p>
          </table:table-cell>
          <table:table-cell table:formula="of:=ABS([.E55]-[.$C$91])" office:value-type="float" office:value="0.001392" calcext:value-type="float">
            <text:p>0,001392</text:p>
          </table:table-cell>
          <table:table-cell table:formula="of:=0.234425462642643" office:value-type="float" office:value="0.234425462642643" calcext:value-type="float">
            <text:p>0,234425462642643</text:p>
          </table:table-cell>
          <table:table-cell/>
          <table:table-cell table:formula="of:=IF([.H55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672" calcext:value-type="float">
            <text:p>-0,263672</text:p>
          </table:table-cell>
          <table:table-cell office:value-type="float" office:value="-0.000606612" calcext:value-type="float">
            <text:p>-0,000606612</text:p>
          </table:table-cell>
          <table:table-cell office:value-type="float" office:value="-0.263672" calcext:value-type="float">
            <text:p>-0,263672</text:p>
          </table:table-cell>
          <table:table-cell table:style-name="Default" office:value-type="float" office:value="-0.000606612" calcext:value-type="float">
            <text:p>-0,000606612</text:p>
          </table:table-cell>
          <table:table-cell office:value-type="float" office:value="-0.264" calcext:value-type="float">
            <text:p>-0,264</text:p>
          </table:table-cell>
          <table:table-cell office:value-type="float" office:value="-0.001" calcext:value-type="float">
            <text:p>-0,001</text:p>
          </table:table-cell>
          <table:table-cell table:formula="of:=ABS([.E56]-[.$C$91])" office:value-type="float" office:value="0.000607999999999997" calcext:value-type="float">
            <text:p>0,000608</text:p>
          </table:table-cell>
          <table:table-cell table:formula="of:=0.346363463346346" office:value-type="float" office:value="0.346363463346346" calcext:value-type="float">
            <text:p>0,346363463346346</text:p>
          </table:table-cell>
          <table:table-cell/>
          <table:table-cell table:formula="of:=IF([.H56]&gt;[.$I$48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2695" calcext:value-type="float">
            <text:p>-0,262695</text:p>
          </table:table-cell>
          <table:table-cell office:value-type="float" office:value="0.00150898" calcext:value-type="float">
            <text:p>0,00150898</text:p>
          </table:table-cell>
          <table:table-cell office:value-type="float" office:value="-0.262695" calcext:value-type="float">
            <text:p>-0,262695</text:p>
          </table:table-cell>
          <table:table-cell table:style-name="Default" office:value-type="float" office:value="0.00150898" calcext:value-type="float">
            <text:p>0,00150898</text:p>
          </table:table-cell>
          <table:table-cell office:value-type="float" office:value="-0.263" calcext:value-type="float">
            <text:p>-0,263</text:p>
          </table:table-cell>
          <table:table-cell office:value-type="float" office:value="0.002" calcext:value-type="float">
            <text:p>0,002</text:p>
          </table:table-cell>
          <table:table-cell table:formula="of:=ABS([.E57]-[.$C$91])" office:value-type="float" office:value="0.000392000000000003" calcext:value-type="float">
            <text:p>0,000392</text:p>
          </table:table-cell>
          <table:table-cell table:formula="of:=0.001/[.G57]" office:value-type="float" office:value="2.55102040816324" calcext:value-type="float">
            <text:p>2,55102040816324</text:p>
          </table:table-cell>
          <table:table-cell/>
          <table:table-cell table:formula="of:=IF([.H57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office:value-type="float" office:value="-0.263184" calcext:value-type="float">
            <text:p>-0,263184</text:p>
          </table:table-cell>
          <table:table-cell office:value-type="float" office:value="0.000450437" calcext:value-type="float">
            <text:p>0,000450437</text:p>
          </table:table-cell>
          <table:table-cell office:value-type="float" office:value="-0.263184" calcext:value-type="float">
            <text:p>-0,263184</text:p>
          </table:table-cell>
          <table:table-cell table:style-name="Default" office:value-type="float" office:value="0.000450437" calcext:value-type="float">
            <text:p>0,000450437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58]-[.$C$91])" office:value-type="float" office:value="0.000392000000000003" calcext:value-type="float">
            <text:p>0,000392</text:p>
          </table:table-cell>
          <table:table-cell table:formula="of:=0.001/[.G58]" office:value-type="float" office:value="2.55102040816324" calcext:value-type="float">
            <text:p>2,55102040816324</text:p>
          </table:table-cell>
          <table:table-cell/>
          <table:table-cell table:formula="of:=IF([.H58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office:value-type="float" office:value="-0.263428" calcext:value-type="float">
            <text:p>-0,263428</text:p>
          </table:table-cell>
          <table:table-cell table:style-name="ce1" office:value-type="float" office:value="-0.0000782738" calcext:value-type="float">
            <text:p>-7,83E-05</text:p>
          </table:table-cell>
          <table:table-cell office:value-type="float" office:value="-0.263428" calcext:value-type="float">
            <text:p>-0,263428</text:p>
          </table:table-cell>
          <table:table-cell office:value-type="float" office:value="-0.0000782738" calcext:value-type="float">
            <text:p>-7,83E-05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59]-[.$C$91])" office:value-type="float" office:value="0.000392000000000003" calcext:value-type="float">
            <text:p>0,000392</text:p>
          </table:table-cell>
          <table:table-cell table:formula="of:=0.001/[.G59]" office:value-type="float" office:value="2.55102040816324" calcext:value-type="float">
            <text:p>2,55102040816324</text:p>
          </table:table-cell>
          <table:table-cell/>
          <table:table-cell table:formula="of:=IF([.H59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06" calcext:value-type="float">
            <text:p>-0,263306</text:p>
          </table:table-cell>
          <table:table-cell table:style-name="Default" office:value-type="float" office:value="0.000186035" calcext:value-type="float">
            <text:p>0,000186035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0]-[.$C$91])" office:value-type="float" office:value="0.000392000000000003" calcext:value-type="float">
            <text:p>0,000392</text:p>
          </table:table-cell>
          <table:table-cell table:formula="of:=0.001/[.G60]" office:value-type="float" office:value="2.55102040816324" calcext:value-type="float">
            <text:p>2,55102040816324</text:p>
          </table:table-cell>
          <table:table-cell/>
          <table:table-cell table:formula="of:=IF([.H60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67" calcext:value-type="float">
            <text:p>-0,263367</text:p>
          </table:table-cell>
          <table:table-cell office:value-type="float" office:value="0.0000538691" calcext:value-type="float">
            <text:p>5,39E-05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1]-[.$C$91])" office:value-type="float" office:value="0.000392000000000003" calcext:value-type="float">
            <text:p>0,000392</text:p>
          </table:table-cell>
          <table:table-cell table:formula="of:=0.001/[.G61]" office:value-type="float" office:value="2.55102040816324" calcext:value-type="float">
            <text:p>2,55102040816324</text:p>
          </table:table-cell>
          <table:table-cell/>
          <table:table-cell table:formula="of:=IF([.H61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7" calcext:value-type="float">
            <text:p>-0,263397</text:p>
          </table:table-cell>
          <table:table-cell office:value-type="float" office:value="-0.0000122053" calcext:value-type="float">
            <text:p>-1,22E-05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2]-[.$C$91])" office:value-type="float" office:value="0.000392000000000003" calcext:value-type="float">
            <text:p>0,000392</text:p>
          </table:table-cell>
          <table:table-cell table:formula="of:=0.001/[.G62]" office:value-type="float" office:value="2.55102040816324" calcext:value-type="float">
            <text:p>2,55102040816324</text:p>
          </table:table-cell>
          <table:table-cell/>
          <table:table-cell table:formula="of:=IF([.H62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82" calcext:value-type="float">
            <text:p>-0,263382</text:p>
          </table:table-cell>
          <table:table-cell office:value-type="float" office:value="0.0000208312" calcext:value-type="float">
            <text:p>2,08E-05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3]-[.$C$91])" office:value-type="float" office:value="0.000392000000000003" calcext:value-type="float">
            <text:p>0,000392</text:p>
          </table:table-cell>
          <table:table-cell table:formula="of:=0.001/[.G63]" office:value-type="float" office:value="2.55102040816324" calcext:value-type="float">
            <text:p>2,55102040816324</text:p>
          </table:table-cell>
          <table:table-cell/>
          <table:table-cell table:formula="of:=IF([.H63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" calcext:value-type="float">
            <text:p>-0,26339</text:p>
          </table:table-cell>
          <table:table-cell office:value-type="float" office:value="0.00000431278" calcext:value-type="float">
            <text:p>4,31E-0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4]-[.$C$91])" office:value-type="float" office:value="0.000392000000000003" calcext:value-type="float">
            <text:p>0,000392</text:p>
          </table:table-cell>
          <table:table-cell table:formula="of:=0.001/[.G64]" office:value-type="float" office:value="2.55102040816324" calcext:value-type="float">
            <text:p>2,55102040816324</text:p>
          </table:table-cell>
          <table:table-cell/>
          <table:table-cell table:formula="of:=IF([.H64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3" calcext:value-type="float">
            <text:p>-0,263393</text:p>
          </table:table-cell>
          <table:table-cell office:value-type="float" office:value="-0.00000394628" calcext:value-type="float">
            <text:p>-3,95E-0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5]-[.$C$91])" office:value-type="float" office:value="0.000392000000000003" calcext:value-type="float">
            <text:p>0,000392</text:p>
          </table:table-cell>
          <table:table-cell table:formula="of:=0.001/[.G65]" office:value-type="float" office:value="2.55102040816324" calcext:value-type="float">
            <text:p>2,55102040816324</text:p>
          </table:table-cell>
          <table:table-cell/>
          <table:table-cell table:formula="of:=IF([.H65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1" calcext:value-type="float">
            <text:p>-0,263391</text:p>
          </table:table-cell>
          <table:table-cell office:value-type="float" office:value="0.000000183238" calcext:value-type="float">
            <text:p>1,83E-07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6]-[.$C$91])" office:value-type="float" office:value="0.000392000000000003" calcext:value-type="float">
            <text:p>0,000392</text:p>
          </table:table-cell>
          <table:table-cell table:formula="of:=0.001/[.G66]" office:value-type="float" office:value="2.55102040816324" calcext:value-type="float">
            <text:p>2,55102040816324</text:p>
          </table:table-cell>
          <table:table-cell/>
          <table:table-cell table:formula="of:=IF([.H66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188153" calcext:value-type="float">
            <text:p>-1,88E-0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7]-[.$C$91])" office:value-type="float" office:value="0.000392000000000003" calcext:value-type="float">
            <text:p>0,000392</text:p>
          </table:table-cell>
          <table:table-cell table:formula="of:=0.001/[.G67]" office:value-type="float" office:value="2.55102040816324" calcext:value-type="float">
            <text:p>2,55102040816324</text:p>
          </table:table-cell>
          <table:table-cell/>
          <table:table-cell table:formula="of:=IF([.H67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849144" calcext:value-type="float">
            <text:p>-8,49E-07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8]-[.$C$91])" office:value-type="float" office:value="0.000392000000000003" calcext:value-type="float">
            <text:p>0,000392</text:p>
          </table:table-cell>
          <table:table-cell table:formula="of:=0.001/[.G68]" office:value-type="float" office:value="2.55102040816324" calcext:value-type="float">
            <text:p>2,55102040816324</text:p>
          </table:table-cell>
          <table:table-cell/>
          <table:table-cell table:formula="of:=IF([.H68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332953" calcext:value-type="float">
            <text:p>-3,33E-07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69]-[.$C$91])" office:value-type="float" office:value="0.000392000000000003" calcext:value-type="float">
            <text:p>0,000392</text:p>
          </table:table-cell>
          <table:table-cell table:formula="of:=0.001/[.G69]" office:value-type="float" office:value="2.55102040816324" calcext:value-type="float">
            <text:p>2,55102040816324</text:p>
          </table:table-cell>
          <table:table-cell/>
          <table:table-cell table:formula="of:=IF([.H69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748577" calcext:value-type="float">
            <text:p>-7,49E-08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0]-[.$C$91])" office:value-type="float" office:value="0.000392000000000003" calcext:value-type="float">
            <text:p>0,000392</text:p>
          </table:table-cell>
          <table:table-cell table:formula="of:=0.001/[.G70]" office:value-type="float" office:value="2.55102040816324" calcext:value-type="float">
            <text:p>2,55102040816324</text:p>
          </table:table-cell>
          <table:table-cell/>
          <table:table-cell table:formula="of:=IF([.H70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541901" calcext:value-type="float">
            <text:p>5,42E-08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1]-[.$C$91])" office:value-type="float" office:value="0.000392000000000003" calcext:value-type="float">
            <text:p>0,000392</text:p>
          </table:table-cell>
          <table:table-cell table:formula="of:=0.001/[.G71]" office:value-type="float" office:value="2.55102040816324" calcext:value-type="float">
            <text:p>2,55102040816324</text:p>
          </table:table-cell>
          <table:table-cell/>
          <table:table-cell table:formula="of:=IF([.H71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103338" calcext:value-type="float">
            <text:p>-1,03E-08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2]-[.$C$91])" office:value-type="float" office:value="0.000392000000000003" calcext:value-type="float">
            <text:p>0,000392</text:p>
          </table:table-cell>
          <table:table-cell table:formula="of:=0.001/[.G72]" office:value-type="float" office:value="2.55102040816324" calcext:value-type="float">
            <text:p>2,55102040816324</text:p>
          </table:table-cell>
          <table:table-cell/>
          <table:table-cell table:formula="of:=IF([.H72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219282" calcext:value-type="float">
            <text:p>2,19E-08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3]-[.$C$91])" office:value-type="float" office:value="0.000392000000000003" calcext:value-type="float">
            <text:p>0,000392</text:p>
          </table:table-cell>
          <table:table-cell table:formula="of:=0.001/[.G73]" office:value-type="float" office:value="2.55102040816324" calcext:value-type="float">
            <text:p>2,55102040816324</text:p>
          </table:table-cell>
          <table:table-cell/>
          <table:table-cell table:formula="of:=IF([.H73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579717" calcext:value-type="float">
            <text:p>5,80E-09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4]-[.$C$91])" office:value-type="float" office:value="0.000392000000000003" calcext:value-type="float">
            <text:p>0,000392</text:p>
          </table:table-cell>
          <table:table-cell table:formula="of:=0.001/[.G74]" office:value-type="float" office:value="2.55102040816324" calcext:value-type="float">
            <text:p>2,55102040816324</text:p>
          </table:table-cell>
          <table:table-cell/>
          <table:table-cell table:formula="of:=IF([.H74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226832" calcext:value-type="float">
            <text:p>-2,27E-09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5]-[.$C$91])" office:value-type="float" office:value="0.000392000000000003" calcext:value-type="float">
            <text:p>0,000392</text:p>
          </table:table-cell>
          <table:table-cell table:formula="of:=0.001/[.G75]" office:value-type="float" office:value="2.55102040816324" calcext:value-type="float">
            <text:p>2,55102040816324</text:p>
          </table:table-cell>
          <table:table-cell/>
          <table:table-cell table:formula="of:=IF([.H75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176443" calcext:value-type="float">
            <text:p>1,76E-09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6]-[.$C$91])" office:value-type="float" office:value="0.000392000000000003" calcext:value-type="float">
            <text:p>0,000392</text:p>
          </table:table-cell>
          <table:table-cell table:formula="of:=0.001/[.G76]" office:value-type="float" office:value="2.55102040816324" calcext:value-type="float">
            <text:p>2,55102040816324</text:p>
          </table:table-cell>
          <table:table-cell/>
          <table:table-cell table:formula="of:=IF([.H76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251943" calcext:value-type="float">
            <text:p>-2,52E-10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7]-[.$C$91])" office:value-type="float" office:value="0.000392000000000003" calcext:value-type="float">
            <text:p>0,000392</text:p>
          </table:table-cell>
          <table:table-cell table:formula="of:=0.001/[.G77]" office:value-type="float" office:value="2.55102040816324" calcext:value-type="float">
            <text:p>2,55102040816324</text:p>
          </table:table-cell>
          <table:table-cell/>
          <table:table-cell table:formula="of:=IF([.H77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756243" calcext:value-type="float">
            <text:p>7,56E-10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8]-[.$C$91])" office:value-type="float" office:value="0.000392000000000003" calcext:value-type="float">
            <text:p>0,000392</text:p>
          </table:table-cell>
          <table:table-cell table:formula="of:=0.001/[.G78]" office:value-type="float" office:value="2.55102040816324" calcext:value-type="float">
            <text:p>2,55102040816324</text:p>
          </table:table-cell>
          <table:table-cell/>
          <table:table-cell table:formula="of:=IF([.H78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25215" calcext:value-type="float">
            <text:p>2,52E-10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79]-[.$C$91])" office:value-type="float" office:value="0.000392000000000003" calcext:value-type="float">
            <text:p>0,000392</text:p>
          </table:table-cell>
          <table:table-cell table:formula="of:=0.001/[.G79]" office:value-type="float" office:value="2.55102040816324" calcext:value-type="float">
            <text:p>2,55102040816324</text:p>
          </table:table-cell>
          <table:table-cell/>
          <table:table-cell table:formula="of:=IF([.H79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000103584" calcext:value-type="float">
            <text:p>1,04E-13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0]-[.$C$91])" office:value-type="float" office:value="0.000392000000000003" calcext:value-type="float">
            <text:p>0,000392</text:p>
          </table:table-cell>
          <table:table-cell table:formula="of:=0.001/[.G80]" office:value-type="float" office:value="2.55102040816324" calcext:value-type="float">
            <text:p>2,55102040816324</text:p>
          </table:table-cell>
          <table:table-cell/>
          <table:table-cell table:formula="of:=IF([.H80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12592" calcext:value-type="float">
            <text:p>-1,26E-10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1]-[.$C$91])" office:value-type="float" office:value="0.000392000000000003" calcext:value-type="float">
            <text:p>0,000392</text:p>
          </table:table-cell>
          <table:table-cell table:formula="of:=0.001/[.G81]" office:value-type="float" office:value="2.55102040816324" calcext:value-type="float">
            <text:p>2,55102040816324</text:p>
          </table:table-cell>
          <table:table-cell/>
          <table:table-cell table:formula="of:=IF([.H81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629081" calcext:value-type="float">
            <text:p>-6,29E-11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2]-[.$C$91])" office:value-type="float" office:value="0.000392000000000003" calcext:value-type="float">
            <text:p>0,000392</text:p>
          </table:table-cell>
          <table:table-cell table:formula="of:=0.001/[.G82]" office:value-type="float" office:value="2.55102040816324" calcext:value-type="float">
            <text:p>2,55102040816324</text:p>
          </table:table-cell>
          <table:table-cell/>
          <table:table-cell table:formula="of:=IF([.H82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314023" calcext:value-type="float">
            <text:p>-3,14E-11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3]-[.$C$91])" office:value-type="float" office:value="0.000392000000000003" calcext:value-type="float">
            <text:p>0,000392</text:p>
          </table:table-cell>
          <table:table-cell table:formula="of:=0.001/[.G83]" office:value-type="float" office:value="2.55102040816324" calcext:value-type="float">
            <text:p>2,55102040816324</text:p>
          </table:table-cell>
          <table:table-cell/>
          <table:table-cell table:formula="of:=IF([.H83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156494" calcext:value-type="float">
            <text:p>-1,56E-11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4]-[.$C$91])" office:value-type="float" office:value="0.000392000000000003" calcext:value-type="float">
            <text:p>0,000392</text:p>
          </table:table-cell>
          <table:table-cell table:formula="of:=0.001/[.G84]" office:value-type="float" office:value="2.55102040816324" calcext:value-type="float">
            <text:p>2,55102040816324</text:p>
          </table:table-cell>
          <table:table-cell/>
          <table:table-cell table:formula="of:=IF([.H84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777289" calcext:value-type="float">
            <text:p>-7,77E-12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5]-[.$C$91])" office:value-type="float" office:value="0.000392000000000003" calcext:value-type="float">
            <text:p>0,000392</text:p>
          </table:table-cell>
          <table:table-cell table:formula="of:=0.001/[.G85]" office:value-type="float" office:value="2.55102040816324" calcext:value-type="float">
            <text:p>2,55102040816324</text:p>
          </table:table-cell>
          <table:table-cell/>
          <table:table-cell table:formula="of:=IF([.H85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383471" calcext:value-type="float">
            <text:p>-3,83E-12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6]-[.$C$91])" office:value-type="float" office:value="0.000392000000000003" calcext:value-type="float">
            <text:p>0,000392</text:p>
          </table:table-cell>
          <table:table-cell table:formula="of:=0.001/[.G86]" office:value-type="float" office:value="2.55102040816324" calcext:value-type="float">
            <text:p>2,55102040816324</text:p>
          </table:table-cell>
          <table:table-cell/>
          <table:table-cell table:formula="of:=IF([.H86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186562" calcext:value-type="float">
            <text:p>-1,87E-12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7]-[.$C$91])" office:value-type="float" office:value="0.000392000000000003" calcext:value-type="float">
            <text:p>0,000392</text:p>
          </table:table-cell>
          <table:table-cell table:formula="of:=0.001/[.G87]" office:value-type="float" office:value="2.55102040816324" calcext:value-type="float">
            <text:p>2,55102040816324</text:p>
          </table:table-cell>
          <table:table-cell/>
          <table:table-cell table:formula="of:=IF([.H87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881073" calcext:value-type="float">
            <text:p>-8,81E-13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8]-[.$C$91])" office:value-type="float" office:value="0.000392000000000003" calcext:value-type="float">
            <text:p>0,000392</text:p>
          </table:table-cell>
          <table:table-cell table:formula="of:=0.001/[.G88]" office:value-type="float" office:value="2.55102040816324" calcext:value-type="float">
            <text:p>2,55102040816324</text:p>
          </table:table-cell>
          <table:table-cell/>
          <table:table-cell table:formula="of:=IF([.H88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3888" calcext:value-type="float">
            <text:p>-3,89E-13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89]-[.$C$91])" office:value-type="float" office:value="0.000392000000000003" calcext:value-type="float">
            <text:p>0,000392</text:p>
          </table:table-cell>
          <table:table-cell table:formula="of:=0.001/[.G89]" office:value-type="float" office:value="2.55102040816324" calcext:value-type="float">
            <text:p>2,55102040816324</text:p>
          </table:table-cell>
          <table:table-cell/>
          <table:table-cell table:formula="of:=IF([.H89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142553" calcext:value-type="float">
            <text:p>-1,43E-13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90]-[.$C$91])" office:value-type="float" office:value="0.000392000000000003" calcext:value-type="float">
            <text:p>0,000392</text:p>
          </table:table-cell>
          <table:table-cell table:formula="of:=0.001/[.G90]" office:value-type="float" office:value="2.55102040816324" calcext:value-type="float">
            <text:p>2,55102040816324</text:p>
          </table:table-cell>
          <table:table-cell/>
          <table:table-cell table:formula="of:=IF([.H90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0195399" calcext:value-type="float">
            <text:p>-1,95E-14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91]-[.$C$91])" office:value-type="float" office:value="0.000392000000000003" calcext:value-type="float">
            <text:p>0,000392</text:p>
          </table:table-cell>
          <table:table-cell table:formula="of:=0.001/[.G91]" office:value-type="float" office:value="2.55102040816324" calcext:value-type="float">
            <text:p>2,55102040816324</text:p>
          </table:table-cell>
          <table:table-cell/>
          <table:table-cell table:formula="of:=IF([.H91]&gt;[.$I$48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X(45)</text:p>
          </table:table-cell>
          <table:table-cell table:style-name="Default" office:value-type="string" calcext:value-type="string">
            <text:p>Y(45)</text:p>
          </table:table-cell>
          <table:table-cell office:value-type="string" calcext:value-type="string">
            <text:p>X c возмущением(0.0001)</text:p>
          </table:table-cell>
          <table:table-cell office:value-type="string" calcext:value-type="string">
            <text:p>Y с возмущением(0.0001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/delta</text:p>
          </table:table-cell>
          <table:table-cell office:value-type="string" calcext:value-type="string">
            <text:p>vdelta</text:p>
          </table:table-cell>
          <table:table-cell office:value-type="string" calcext:value-type="string">
            <text:p>Обусловлена</text:p>
          </table:table-cell>
        </table:table-row>
        <table:table-row table:style-name="ro1">
          <table:table-cell table:formula="of:=[.A48]" office:value-type="float" office:value="-0.5" calcext:value-type="float">
            <text:p>-0,5</text:p>
          </table:table-cell>
          <table:table-cell office:value-type="float" office:value="-0.336929" calcext:value-type="float">
            <text:p>-0,336929</text:p>
          </table:table-cell>
          <table:table-cell office:value-type="float" office:value="-0.5" calcext:value-type="float">
            <text:p>-0,5</text:p>
          </table:table-cell>
          <table:table-cell table:style-name="Default" office:value-type="float" office:value="-0.336929" calcext:value-type="float">
            <text:p>-0,336929</text:p>
          </table:table-cell>
          <table:table-cell office:value-type="float" office:value="-0.5" calcext:value-type="float">
            <text:p>-0,5</text:p>
          </table:table-cell>
          <table:table-cell office:value-type="float" office:value="-0.3369" calcext:value-type="float">
            <text:p>-0,3369</text:p>
          </table:table-cell>
          <table:table-cell table:formula="of:=ABS([.E94]-[.$C$137])" office:value-type="float" office:value="0.236608" calcext:value-type="float">
            <text:p>0,236608</text:p>
          </table:table-cell>
          <table:table-cell table:formula="of:=0.001/[.G94]" office:value-type="float" office:value="0.00422639978360833" calcext:value-type="float">
            <text:p>0,004226399783608</text:p>
          </table:table-cell>
          <table:table-cell table:formula="of:=1/(-5*SINH(5*[.C137])/(COSH(5*[.C137])*COSH(5*[.C137])))" office:value-type="float" office:value="0.461880776172941" calcext:value-type="float">
            <text:p>0,461880776172941</text:p>
          </table:table-cell>
          <table:table-cell table:formula="of:=IF([.H94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49]" office:value-type="float" office:value="-0.25" calcext:value-type="float">
            <text:p>-0,25</text:p>
          </table:table-cell>
          <table:table-cell office:value-type="float" office:value="0.0295421" calcext:value-type="float">
            <text:p>0,0295421</text:p>
          </table:table-cell>
          <table:table-cell office:value-type="float" office:value="-0.25" calcext:value-type="float">
            <text:p>-0,25</text:p>
          </table:table-cell>
          <table:table-cell table:style-name="Default" office:value-type="float" office:value="0.0295421" calcext:value-type="float">
            <text:p>0,0295421</text:p>
          </table:table-cell>
          <table:table-cell office:value-type="float" office:value="-0.25" calcext:value-type="float">
            <text:p>-0,25</text:p>
          </table:table-cell>
          <table:table-cell office:value-type="float" office:value="0.0295" calcext:value-type="float">
            <text:p>0,0295</text:p>
          </table:table-cell>
          <table:table-cell table:formula="of:=ABS([.E95]-[.$C$137])" office:value-type="float" office:value="0.013392" calcext:value-type="float">
            <text:p>0,013392</text:p>
          </table:table-cell>
          <table:table-cell table:formula="of:=0.001/[.G95]" office:value-type="float" office:value="0.0746714456391875" calcext:value-type="float">
            <text:p>0,074671445639188</text:p>
          </table:table-cell>
          <table:table-cell/>
          <table:table-cell table:formula="of:=IF([.H95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50]" office:value-type="float" office:value="-0.375" calcext:value-type="float">
            <text:p>-0,375</text:p>
          </table:table-cell>
          <table:table-cell office:value-type="float" office:value="-0.200337" calcext:value-type="float">
            <text:p>-0,200337</text:p>
          </table:table-cell>
          <table:table-cell office:value-type="float" office:value="-0.375" calcext:value-type="float">
            <text:p>-0,375</text:p>
          </table:table-cell>
          <table:table-cell table:style-name="Default" office:value-type="float" office:value="-0.200337" calcext:value-type="float">
            <text:p>-0,200337</text:p>
          </table:table-cell>
          <table:table-cell office:value-type="float" office:value="-0.375" calcext:value-type="float">
            <text:p>-0,375</text:p>
          </table:table-cell>
          <table:table-cell office:value-type="float" office:value="-0.2003" calcext:value-type="float">
            <text:p>-0,2003</text:p>
          </table:table-cell>
          <table:table-cell table:formula="of:=ABS([.E96]-[.$C$137])" office:value-type="float" office:value="0.111608" calcext:value-type="float">
            <text:p>0,111608</text:p>
          </table:table-cell>
          <table:table-cell table:formula="of:=0.001/[.G96]" office:value-type="float" office:value="0.00895993118772848" calcext:value-type="float">
            <text:p>0,008959931187728</text:p>
          </table:table-cell>
          <table:table-cell/>
          <table:table-cell table:formula="of:=IF([.H96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51]" office:value-type="float" office:value="-0.3125" calcext:value-type="float">
            <text:p>-0,3125</text:p>
          </table:table-cell>
          <table:table-cell office:value-type="float" office:value="-0.0984214" calcext:value-type="float">
            <text:p>-0,0984214</text:p>
          </table:table-cell>
          <table:table-cell office:value-type="float" office:value="-0.3125" calcext:value-type="float">
            <text:p>-0,3125</text:p>
          </table:table-cell>
          <table:table-cell table:style-name="Default" office:value-type="float" office:value="-0.0984214" calcext:value-type="float">
            <text:p>-0,0984214</text:p>
          </table:table-cell>
          <table:table-cell office:value-type="float" office:value="-0.3125" calcext:value-type="float">
            <text:p>-0,3125</text:p>
          </table:table-cell>
          <table:table-cell office:value-type="float" office:value="-0.0984" calcext:value-type="float">
            <text:p>-0,0984</text:p>
          </table:table-cell>
          <table:table-cell table:formula="of:=ABS([.E97]-[.$C$137])" office:value-type="float" office:value="0.049108" calcext:value-type="float">
            <text:p>0,049108</text:p>
          </table:table-cell>
          <table:table-cell table:formula="of:=0.001/[.G97]" office:value-type="float" office:value="0.0203632809318237" calcext:value-type="float">
            <text:p>0,020363280931824</text:p>
          </table:table-cell>
          <table:table-cell/>
          <table:table-cell table:formula="of:=IF([.H97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52]" office:value-type="float" office:value="-0.28125" calcext:value-type="float">
            <text:p>-0,28125</text:p>
          </table:table-cell>
          <table:table-cell office:value-type="float" office:value="-0.0376455" calcext:value-type="float">
            <text:p>-0,0376455</text:p>
          </table:table-cell>
          <table:table-cell office:value-type="float" office:value="-0.28125" calcext:value-type="float">
            <text:p>-0,28125</text:p>
          </table:table-cell>
          <table:table-cell table:style-name="Default" office:value-type="float" office:value="-0.0376455" calcext:value-type="float">
            <text:p>-0,0376455</text:p>
          </table:table-cell>
          <table:table-cell office:value-type="float" office:value="-0.2813" calcext:value-type="float">
            <text:p>-0,2813</text:p>
          </table:table-cell>
          <table:table-cell office:value-type="float" office:value="-0.0376" calcext:value-type="float">
            <text:p>-0,0376</text:p>
          </table:table-cell>
          <table:table-cell table:formula="of:=ABS([.E98]-[.$C$137])" office:value-type="float" office:value="0.017908" calcext:value-type="float">
            <text:p>0,017908</text:p>
          </table:table-cell>
          <table:table-cell table:formula="of:=0.001/[.G98]" office:value-type="float" office:value="0.0558409649318741" calcext:value-type="float">
            <text:p>0,055840964931874</text:p>
          </table:table-cell>
          <table:table-cell/>
          <table:table-cell table:formula="of:=IF([.H98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53]" office:value-type="float" office:value="-0.265625" calcext:value-type="float">
            <text:p>-0,265625</text:p>
          </table:table-cell>
          <table:table-cell office:value-type="float" office:value="-0.00481986" calcext:value-type="float">
            <text:p>-0,00481986</text:p>
          </table:table-cell>
          <table:table-cell office:value-type="float" office:value="-0.265625" calcext:value-type="float">
            <text:p>-0,265625</text:p>
          </table:table-cell>
          <table:table-cell table:style-name="Default" office:value-type="float" office:value="-0.00481986" calcext:value-type="float">
            <text:p>-0,00481986</text:p>
          </table:table-cell>
          <table:table-cell office:value-type="float" office:value="-0.2656" calcext:value-type="float">
            <text:p>-0,2656</text:p>
          </table:table-cell>
          <table:table-cell office:value-type="float" office:value="-0.0048" calcext:value-type="float">
            <text:p>-0,0048</text:p>
          </table:table-cell>
          <table:table-cell table:formula="of:=ABS([.E99]-[.$C$137])" office:value-type="float" office:value="0.00220799999999999" calcext:value-type="float">
            <text:p>0,002208</text:p>
          </table:table-cell>
          <table:table-cell table:formula="of:=0.001/[.G99]" office:value-type="float" office:value="0.45289855072464" calcext:value-type="float">
            <text:p>0,45289855072464</text:p>
          </table:table-cell>
          <table:table-cell/>
          <table:table-cell table:formula="of:=IF([.H99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54]" office:value-type="float" office:value="-0.257812" calcext:value-type="float">
            <text:p>-0,257812</text:p>
          </table:table-cell>
          <table:table-cell office:value-type="float" office:value="0.0121755" calcext:value-type="float">
            <text:p>0,0121755</text:p>
          </table:table-cell>
          <table:table-cell office:value-type="float" office:value="-0.257812" calcext:value-type="float">
            <text:p>-0,257812</text:p>
          </table:table-cell>
          <table:table-cell table:style-name="Default" office:value-type="float" office:value="0.0121755" calcext:value-type="float">
            <text:p>0,0121755</text:p>
          </table:table-cell>
          <table:table-cell office:value-type="float" office:value="-0.2578" calcext:value-type="float">
            <text:p>-0,2578</text:p>
          </table:table-cell>
          <table:table-cell office:value-type="float" office:value="0.0122" calcext:value-type="float">
            <text:p>0,0122</text:p>
          </table:table-cell>
          <table:table-cell table:formula="of:=ABS([.E100]-[.$C$137])" office:value-type="float" office:value="0.00559199999999999" calcext:value-type="float">
            <text:p>0,005592</text:p>
          </table:table-cell>
          <table:table-cell table:formula="of:=0.001/[.G100]" office:value-type="float" office:value="0.178826895565093" calcext:value-type="float">
            <text:p>0,178826895565093</text:p>
          </table:table-cell>
          <table:table-cell/>
          <table:table-cell table:formula="of:=IF([.H10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formula="of:=[.A55]" office:value-type="float" office:value="-0.261719" calcext:value-type="float">
            <text:p>-0,261719</text:p>
          </table:table-cell>
          <table:table-cell office:value-type="float" office:value="0.00363051" calcext:value-type="float">
            <text:p>0,00363051</text:p>
          </table:table-cell>
          <table:table-cell office:value-type="float" office:value="-0.261719" calcext:value-type="float">
            <text:p>-0,261719</text:p>
          </table:table-cell>
          <table:table-cell table:style-name="Default" office:value-type="float" office:value="0.00363051" calcext:value-type="float">
            <text:p>0,00363051</text:p>
          </table:table-cell>
          <table:table-cell office:value-type="float" office:value="-0.2617" calcext:value-type="float">
            <text:p>-0,2617</text:p>
          </table:table-cell>
          <table:table-cell office:value-type="float" office:value="0.0036" calcext:value-type="float">
            <text:p>0,0036</text:p>
          </table:table-cell>
          <table:table-cell table:formula="of:=ABS([.E101]-[.$C$137])" office:value-type="float" office:value="0.00169200000000003" calcext:value-type="float">
            <text:p>0,001692</text:p>
          </table:table-cell>
          <table:table-cell table:formula="of:=0.001/[.G101]" office:value-type="float" office:value="0.591016548463348" calcext:value-type="float">
            <text:p>0,591016548463348</text:p>
          </table:table-cell>
          <table:table-cell/>
          <table:table-cell table:formula="of:=IF([.H10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formula="of:=[.A56]" office:value-type="float" office:value="-0.263672" calcext:value-type="float">
            <text:p>-0,263672</text:p>
          </table:table-cell>
          <table:table-cell office:value-type="float" office:value="-0.000606612" calcext:value-type="float">
            <text:p>-0,000606612</text:p>
          </table:table-cell>
          <table:table-cell office:value-type="float" office:value="-0.263672" calcext:value-type="float">
            <text:p>-0,263672</text:p>
          </table:table-cell>
          <table:table-cell table:style-name="Default" office:value-type="float" office:value="-0.000606612" calcext:value-type="float">
            <text:p>-0,000606612</text:p>
          </table:table-cell>
          <table:table-cell office:value-type="float" office:value="-0.2637" calcext:value-type="float">
            <text:p>-0,2637</text:p>
          </table:table-cell>
          <table:table-cell office:value-type="float" office:value="-0.0006" calcext:value-type="float">
            <text:p>-0,0006</text:p>
          </table:table-cell>
          <table:table-cell table:formula="of:=ABS([.E102]-[.$C$137])" office:value-type="float" office:value="0.000307999999999975" calcext:value-type="float">
            <text:p>0,000308</text:p>
          </table:table-cell>
          <table:table-cell table:formula="of:=0.001/[.G102]" office:value-type="float" office:value="3.24675324675351" calcext:value-type="float">
            <text:p>3,24675324675351</text:p>
          </table:table-cell>
          <table:table-cell/>
          <table:table-cell table:formula="of:=IF([.H10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formula="of:=[.A57]" office:value-type="float" office:value="-0.262695" calcext:value-type="float">
            <text:p>-0,262695</text:p>
          </table:table-cell>
          <table:table-cell office:value-type="float" office:value="0.00150898" calcext:value-type="float">
            <text:p>0,00150898</text:p>
          </table:table-cell>
          <table:table-cell office:value-type="float" office:value="-0.262695" calcext:value-type="float">
            <text:p>-0,262695</text:p>
          </table:table-cell>
          <table:table-cell table:style-name="Default" office:value-type="float" office:value="0.00150898" calcext:value-type="float">
            <text:p>0,00150898</text:p>
          </table:table-cell>
          <table:table-cell office:value-type="float" office:value="-0.2627" calcext:value-type="float">
            <text:p>-0,2627</text:p>
          </table:table-cell>
          <table:table-cell office:value-type="float" office:value="0.0015" calcext:value-type="float">
            <text:p>0,0015</text:p>
          </table:table-cell>
          <table:table-cell table:formula="of:=ABS([.E103]-[.$C$137])" office:value-type="float" office:value="0.000692000000000026" calcext:value-type="float">
            <text:p>0,000692</text:p>
          </table:table-cell>
          <table:table-cell table:formula="of:=0.001/[.G103]" office:value-type="float" office:value="1.44508670520226" calcext:value-type="float">
            <text:p>1,44508670520226</text:p>
          </table:table-cell>
          <table:table-cell/>
          <table:table-cell table:formula="of:=IF([.H10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formula="of:=[.A58]" office:value-type="float" office:value="-0.263184" calcext:value-type="float">
            <text:p>-0,263184</text:p>
          </table:table-cell>
          <table:table-cell office:value-type="float" office:value="0.000450437" calcext:value-type="float">
            <text:p>0,000450437</text:p>
          </table:table-cell>
          <table:table-cell office:value-type="float" office:value="-0.263184" calcext:value-type="float">
            <text:p>-0,263184</text:p>
          </table:table-cell>
          <table:table-cell table:style-name="Default" office:value-type="float" office:value="0.000450437" calcext:value-type="float">
            <text:p>0,000450437</text:p>
          </table:table-cell>
          <table:table-cell office:value-type="float" office:value="-0.2632" calcext:value-type="float">
            <text:p>-0,2632</text:p>
          </table:table-cell>
          <table:table-cell office:value-type="float" office:value="0.0005" calcext:value-type="float">
            <text:p>0,0005</text:p>
          </table:table-cell>
          <table:table-cell table:formula="of:=ABS([.E104]-[.$C$137])" office:value-type="float" office:value="0.000192000000000025" calcext:value-type="float">
            <text:p>0,000192</text:p>
          </table:table-cell>
          <table:table-cell table:formula="of:=0.001/[.G104]" office:value-type="float" office:value="5.20833333333264" calcext:value-type="float">
            <text:p>5,20833333333264</text:p>
          </table:table-cell>
          <table:table-cell/>
          <table:table-cell table:formula="of:=IF([.H10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formula="of:=[.A59]" office:value-type="float" office:value="-0.263428" calcext:value-type="float">
            <text:p>-0,263428</text:p>
          </table:table-cell>
          <table:table-cell table:style-name="ce1" office:value-type="float" office:value="-0.0000782738" calcext:value-type="float">
            <text:p>-7,83E-05</text:p>
          </table:table-cell>
          <table:table-cell office:value-type="float" office:value="-0.263428" calcext:value-type="float">
            <text:p>-0,263428</text:p>
          </table:table-cell>
          <table:table-cell office:value-type="float" office:value="-0.0000782738" calcext:value-type="float">
            <text:p>-7,83E-05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-0.0001" calcext:value-type="float">
            <text:p>-0,0001</text:p>
          </table:table-cell>
          <table:table-cell table:formula="of:=ABS([.E105]-[.$C$137])" office:value-type="float" office:value="0.000008000000000008" calcext:value-type="float">
            <text:p>8,000000000008E-06</text:p>
          </table:table-cell>
          <table:table-cell table:formula="of:=0.001/[.G105]" office:value-type="float" office:value="124.999999999875" calcext:value-type="float">
            <text:p>124,999999999875</text:p>
          </table:table-cell>
          <table:table-cell/>
          <table:table-cell table:formula="of:=IF([.H10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06" calcext:value-type="float">
            <text:p>-0,263306</text:p>
          </table:table-cell>
          <table:table-cell table:style-name="Default" office:value-type="float" office:value="0.000186035" calcext:value-type="float">
            <text:p>0,000186035</text:p>
          </table:table-cell>
          <table:table-cell office:value-type="float" office:value="-0.2633" calcext:value-type="float">
            <text:p>-0,2633</text:p>
          </table:table-cell>
          <table:table-cell office:value-type="float" office:value="0.0002" calcext:value-type="float">
            <text:p>0,0002</text:p>
          </table:table-cell>
          <table:table-cell table:formula="of:=ABS([.E106]-[.$C$137])" office:value-type="float" office:value="0.000091999999999981" calcext:value-type="float">
            <text:p>9,1999999999981E-05</text:p>
          </table:table-cell>
          <table:table-cell table:formula="of:=0.001/[.G106]" office:value-type="float" office:value="10.8695652173936" calcext:value-type="float">
            <text:p>10,8695652173936</text:p>
          </table:table-cell>
          <table:table-cell/>
          <table:table-cell table:formula="of:=IF([.H10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67" calcext:value-type="float">
            <text:p>-0,263367</text:p>
          </table:table-cell>
          <table:table-cell office:value-type="float" office:value="0.0000538691" calcext:value-type="float">
            <text:p>5,39E-05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.0001" calcext:value-type="float">
            <text:p>0,0001</text:p>
          </table:table-cell>
          <table:table-cell table:formula="of:=ABS([.E107]-[.$C$137])" office:value-type="float" office:value="0.000008000000000008" calcext:value-type="float">
            <text:p>8,000000000008E-06</text:p>
          </table:table-cell>
          <table:table-cell table:formula="of:=0.001/[.G107]" office:value-type="float" office:value="124.999999999875" calcext:value-type="float">
            <text:p>124,999999999875</text:p>
          </table:table-cell>
          <table:table-cell/>
          <table:table-cell table:formula="of:=IF([.H10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7" calcext:value-type="float">
            <text:p>-0,263397</text:p>
          </table:table-cell>
          <table:table-cell office:value-type="float" office:value="-0.0000122053" calcext:value-type="float">
            <text:p>-1,22E-05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08]-[.$C$137])" office:value-type="float" office:value="0.000008000000000008" calcext:value-type="float">
            <text:p>8,000000000008E-06</text:p>
          </table:table-cell>
          <table:table-cell table:formula="of:=0.001/[.G108]" office:value-type="float" office:value="124.999999999875" calcext:value-type="float">
            <text:p>124,999999999875</text:p>
          </table:table-cell>
          <table:table-cell/>
          <table:table-cell table:formula="of:=IF([.H10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82" calcext:value-type="float">
            <text:p>-0,263382</text:p>
          </table:table-cell>
          <table:table-cell office:value-type="float" office:value="0.0000208312" calcext:value-type="float">
            <text:p>2,08E-05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09]-[.$C$137])" office:value-type="float" office:value="0.000008000000000008" calcext:value-type="float">
            <text:p>8,000000000008E-06</text:p>
          </table:table-cell>
          <table:table-cell table:formula="of:=0.001/[.G109]" office:value-type="float" office:value="124.999999999875" calcext:value-type="float">
            <text:p>124,999999999875</text:p>
          </table:table-cell>
          <table:table-cell/>
          <table:table-cell table:formula="of:=IF([.H10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" calcext:value-type="float">
            <text:p>-0,26339</text:p>
          </table:table-cell>
          <table:table-cell office:value-type="float" office:value="0.00000431278" calcext:value-type="float">
            <text:p>4,31E-0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0]-[.$C$137])" office:value-type="float" office:value="0.000008000000000008" calcext:value-type="float">
            <text:p>8,000000000008E-06</text:p>
          </table:table-cell>
          <table:table-cell table:formula="of:=0.001/[.G110]" office:value-type="float" office:value="124.999999999875" calcext:value-type="float">
            <text:p>124,999999999875</text:p>
          </table:table-cell>
          <table:table-cell/>
          <table:table-cell table:formula="of:=IF([.H11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3" calcext:value-type="float">
            <text:p>-0,263393</text:p>
          </table:table-cell>
          <table:table-cell office:value-type="float" office:value="-0.00000394628" calcext:value-type="float">
            <text:p>-3,95E-0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1]-[.$C$137])" office:value-type="float" office:value="0.000008000000000008" calcext:value-type="float">
            <text:p>8,000000000008E-06</text:p>
          </table:table-cell>
          <table:table-cell table:formula="of:=0.001/[.G111]" office:value-type="float" office:value="124.999999999875" calcext:value-type="float">
            <text:p>124,999999999875</text:p>
          </table:table-cell>
          <table:table-cell/>
          <table:table-cell table:formula="of:=IF([.H11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1" calcext:value-type="float">
            <text:p>-0,263391</text:p>
          </table:table-cell>
          <table:table-cell office:value-type="float" office:value="0.000000183238" calcext:value-type="float">
            <text:p>1,83E-07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2]-[.$C$137])" office:value-type="float" office:value="0.000008000000000008" calcext:value-type="float">
            <text:p>8,000000000008E-06</text:p>
          </table:table-cell>
          <table:table-cell table:formula="of:=0.001/[.G112]" office:value-type="float" office:value="124.999999999875" calcext:value-type="float">
            <text:p>124,999999999875</text:p>
          </table:table-cell>
          <table:table-cell/>
          <table:table-cell table:formula="of:=IF([.H11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188153" calcext:value-type="float">
            <text:p>-1,88E-0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3]-[.$C$137])" office:value-type="float" office:value="0.000008000000000008" calcext:value-type="float">
            <text:p>8,000000000008E-06</text:p>
          </table:table-cell>
          <table:table-cell table:formula="of:=0.001/[.G113]" office:value-type="float" office:value="124.999999999875" calcext:value-type="float">
            <text:p>124,999999999875</text:p>
          </table:table-cell>
          <table:table-cell/>
          <table:table-cell table:formula="of:=IF([.H11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849144" calcext:value-type="float">
            <text:p>-8,49E-07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4]-[.$C$137])" office:value-type="float" office:value="0.000008000000000008" calcext:value-type="float">
            <text:p>8,000000000008E-06</text:p>
          </table:table-cell>
          <table:table-cell table:formula="of:=0.001/[.G114]" office:value-type="float" office:value="124.999999999875" calcext:value-type="float">
            <text:p>124,999999999875</text:p>
          </table:table-cell>
          <table:table-cell/>
          <table:table-cell table:formula="of:=IF([.H11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332953" calcext:value-type="float">
            <text:p>-3,33E-07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5]-[.$C$137])" office:value-type="float" office:value="0.000008000000000008" calcext:value-type="float">
            <text:p>8,000000000008E-06</text:p>
          </table:table-cell>
          <table:table-cell table:formula="of:=0.001/[.G115]" office:value-type="float" office:value="124.999999999875" calcext:value-type="float">
            <text:p>124,999999999875</text:p>
          </table:table-cell>
          <table:table-cell/>
          <table:table-cell table:formula="of:=IF([.H11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748577" calcext:value-type="float">
            <text:p>-7,49E-08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6]-[.$C$137])" office:value-type="float" office:value="0.000008000000000008" calcext:value-type="float">
            <text:p>8,000000000008E-06</text:p>
          </table:table-cell>
          <table:table-cell table:formula="of:=0.001/[.G116]" office:value-type="float" office:value="124.999999999875" calcext:value-type="float">
            <text:p>124,999999999875</text:p>
          </table:table-cell>
          <table:table-cell/>
          <table:table-cell table:formula="of:=IF([.H11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541901" calcext:value-type="float">
            <text:p>5,42E-08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7]-[.$C$137])" office:value-type="float" office:value="0.000008000000000008" calcext:value-type="float">
            <text:p>8,000000000008E-06</text:p>
          </table:table-cell>
          <table:table-cell table:formula="of:=0.001/[.G117]" office:value-type="float" office:value="124.999999999875" calcext:value-type="float">
            <text:p>124,999999999875</text:p>
          </table:table-cell>
          <table:table-cell/>
          <table:table-cell table:formula="of:=IF([.H11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103338" calcext:value-type="float">
            <text:p>-1,03E-08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8]-[.$C$137])" office:value-type="float" office:value="0.000008000000000008" calcext:value-type="float">
            <text:p>8,000000000008E-06</text:p>
          </table:table-cell>
          <table:table-cell table:formula="of:=0.001/[.G118]" office:value-type="float" office:value="124.999999999875" calcext:value-type="float">
            <text:p>124,999999999875</text:p>
          </table:table-cell>
          <table:table-cell/>
          <table:table-cell table:formula="of:=IF([.H11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219282" calcext:value-type="float">
            <text:p>2,19E-08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19]-[.$C$137])" office:value-type="float" office:value="0.000008000000000008" calcext:value-type="float">
            <text:p>8,000000000008E-06</text:p>
          </table:table-cell>
          <table:table-cell table:formula="of:=0.001/[.G119]" office:value-type="float" office:value="124.999999999875" calcext:value-type="float">
            <text:p>124,999999999875</text:p>
          </table:table-cell>
          <table:table-cell/>
          <table:table-cell table:formula="of:=IF([.H11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579717" calcext:value-type="float">
            <text:p>5,80E-09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0]-[.$C$137])" office:value-type="float" office:value="0.000008000000000008" calcext:value-type="float">
            <text:p>8,000000000008E-06</text:p>
          </table:table-cell>
          <table:table-cell table:formula="of:=0.001/[.G120]" office:value-type="float" office:value="124.999999999875" calcext:value-type="float">
            <text:p>124,999999999875</text:p>
          </table:table-cell>
          <table:table-cell/>
          <table:table-cell table:formula="of:=IF([.H12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226832" calcext:value-type="float">
            <text:p>-2,27E-09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1]-[.$C$137])" office:value-type="float" office:value="0.000008000000000008" calcext:value-type="float">
            <text:p>8,000000000008E-06</text:p>
          </table:table-cell>
          <table:table-cell table:formula="of:=0.001/[.G121]" office:value-type="float" office:value="124.999999999875" calcext:value-type="float">
            <text:p>124,999999999875</text:p>
          </table:table-cell>
          <table:table-cell/>
          <table:table-cell table:formula="of:=IF([.H12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176443" calcext:value-type="float">
            <text:p>1,76E-09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2]-[.$C$137])" office:value-type="float" office:value="0.000008000000000008" calcext:value-type="float">
            <text:p>8,000000000008E-06</text:p>
          </table:table-cell>
          <table:table-cell table:formula="of:=0.001/[.G122]" office:value-type="float" office:value="124.999999999875" calcext:value-type="float">
            <text:p>124,999999999875</text:p>
          </table:table-cell>
          <table:table-cell/>
          <table:table-cell table:formula="of:=IF([.H12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251943" calcext:value-type="float">
            <text:p>-2,52E-10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3]-[.$C$137])" office:value-type="float" office:value="0.000008000000000008" calcext:value-type="float">
            <text:p>8,000000000008E-06</text:p>
          </table:table-cell>
          <table:table-cell table:formula="of:=0.001/[.G123]" office:value-type="float" office:value="124.999999999875" calcext:value-type="float">
            <text:p>124,999999999875</text:p>
          </table:table-cell>
          <table:table-cell/>
          <table:table-cell table:formula="of:=IF([.H12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756243" calcext:value-type="float">
            <text:p>7,56E-10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4]-[.$C$137])" office:value-type="float" office:value="0.000008000000000008" calcext:value-type="float">
            <text:p>8,000000000008E-06</text:p>
          </table:table-cell>
          <table:table-cell table:formula="of:=0.001/[.G124]" office:value-type="float" office:value="124.999999999875" calcext:value-type="float">
            <text:p>124,999999999875</text:p>
          </table:table-cell>
          <table:table-cell/>
          <table:table-cell table:formula="of:=IF([.H12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25215" calcext:value-type="float">
            <text:p>2,52E-10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5]-[.$C$137])" office:value-type="float" office:value="0.000008000000000008" calcext:value-type="float">
            <text:p>8,000000000008E-06</text:p>
          </table:table-cell>
          <table:table-cell table:formula="of:=0.001/[.G125]" office:value-type="float" office:value="124.999999999875" calcext:value-type="float">
            <text:p>124,999999999875</text:p>
          </table:table-cell>
          <table:table-cell/>
          <table:table-cell table:formula="of:=IF([.H12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0.000000000000103584" calcext:value-type="float">
            <text:p>1,04E-13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6]-[.$C$137])" office:value-type="float" office:value="0.000008000000000008" calcext:value-type="float">
            <text:p>8,000000000008E-06</text:p>
          </table:table-cell>
          <table:table-cell table:formula="of:=0.001/[.G126]" office:value-type="float" office:value="124.999999999875" calcext:value-type="float">
            <text:p>124,999999999875</text:p>
          </table:table-cell>
          <table:table-cell/>
          <table:table-cell table:formula="of:=IF([.H12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12592" calcext:value-type="float">
            <text:p>-1,26E-10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7]-[.$C$137])" office:value-type="float" office:value="0.000008000000000008" calcext:value-type="float">
            <text:p>8,000000000008E-06</text:p>
          </table:table-cell>
          <table:table-cell table:formula="of:=0.001/[.G127]" office:value-type="float" office:value="124.999999999875" calcext:value-type="float">
            <text:p>124,999999999875</text:p>
          </table:table-cell>
          <table:table-cell/>
          <table:table-cell table:formula="of:=IF([.H12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629081" calcext:value-type="float">
            <text:p>-6,29E-11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8]-[.$C$137])" office:value-type="float" office:value="0.000008000000000008" calcext:value-type="float">
            <text:p>8,000000000008E-06</text:p>
          </table:table-cell>
          <table:table-cell table:formula="of:=0.001/[.G128]" office:value-type="float" office:value="124.999999999875" calcext:value-type="float">
            <text:p>124,999999999875</text:p>
          </table:table-cell>
          <table:table-cell/>
          <table:table-cell table:formula="of:=IF([.H12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314023" calcext:value-type="float">
            <text:p>-3,14E-11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29]-[.$C$137])" office:value-type="float" office:value="0.000008000000000008" calcext:value-type="float">
            <text:p>8,000000000008E-06</text:p>
          </table:table-cell>
          <table:table-cell table:formula="of:=0.001/[.G129]" office:value-type="float" office:value="124.999999999875" calcext:value-type="float">
            <text:p>124,999999999875</text:p>
          </table:table-cell>
          <table:table-cell/>
          <table:table-cell table:formula="of:=IF([.H12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156494" calcext:value-type="float">
            <text:p>-1,56E-11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0]-[.$C$137])" office:value-type="float" office:value="0.000008000000000008" calcext:value-type="float">
            <text:p>8,000000000008E-06</text:p>
          </table:table-cell>
          <table:table-cell table:formula="of:=0.001/[.G130]" office:value-type="float" office:value="124.999999999875" calcext:value-type="float">
            <text:p>124,999999999875</text:p>
          </table:table-cell>
          <table:table-cell/>
          <table:table-cell table:formula="of:=IF([.H13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777289" calcext:value-type="float">
            <text:p>-7,77E-12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1]-[.$C$137])" office:value-type="float" office:value="0.000008000000000008" calcext:value-type="float">
            <text:p>8,000000000008E-06</text:p>
          </table:table-cell>
          <table:table-cell table:formula="of:=0.001/[.G131]" office:value-type="float" office:value="124.999999999875" calcext:value-type="float">
            <text:p>124,999999999875</text:p>
          </table:table-cell>
          <table:table-cell/>
          <table:table-cell table:formula="of:=IF([.H13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383471" calcext:value-type="float">
            <text:p>-3,83E-12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2]-[.$C$137])" office:value-type="float" office:value="0.000008000000000008" calcext:value-type="float">
            <text:p>8,000000000008E-06</text:p>
          </table:table-cell>
          <table:table-cell table:formula="of:=0.001/[.G132]" office:value-type="float" office:value="124.999999999875" calcext:value-type="float">
            <text:p>124,999999999875</text:p>
          </table:table-cell>
          <table:table-cell/>
          <table:table-cell table:formula="of:=IF([.H13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186562" calcext:value-type="float">
            <text:p>-1,87E-12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3]-[.$C$137])" office:value-type="float" office:value="0.000008000000000008" calcext:value-type="float">
            <text:p>8,000000000008E-06</text:p>
          </table:table-cell>
          <table:table-cell table:formula="of:=0.001/[.G133]" office:value-type="float" office:value="124.999999999875" calcext:value-type="float">
            <text:p>124,999999999875</text:p>
          </table:table-cell>
          <table:table-cell/>
          <table:table-cell table:formula="of:=IF([.H13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881073" calcext:value-type="float">
            <text:p>-8,81E-13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4]-[.$C$137])" office:value-type="float" office:value="0.000008000000000008" calcext:value-type="float">
            <text:p>8,000000000008E-06</text:p>
          </table:table-cell>
          <table:table-cell table:formula="of:=0.001/[.G134]" office:value-type="float" office:value="124.999999999875" calcext:value-type="float">
            <text:p>124,999999999875</text:p>
          </table:table-cell>
          <table:table-cell/>
          <table:table-cell table:formula="of:=IF([.H13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3888" calcext:value-type="float">
            <text:p>-3,89E-13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5]-[.$C$137])" office:value-type="float" office:value="0.000008000000000008" calcext:value-type="float">
            <text:p>8,000000000008E-06</text:p>
          </table:table-cell>
          <table:table-cell table:formula="of:=0.001/[.G135]" office:value-type="float" office:value="124.999999999875" calcext:value-type="float">
            <text:p>124,999999999875</text:p>
          </table:table-cell>
          <table:table-cell/>
          <table:table-cell table:formula="of:=IF([.H13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142553" calcext:value-type="float">
            <text:p>-1,43E-13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6]-[.$C$137])" office:value-type="float" office:value="0.000008000000000008" calcext:value-type="float">
            <text:p>8,000000000008E-06</text:p>
          </table:table-cell>
          <table:table-cell table:formula="of:=0.001/[.G136]" office:value-type="float" office:value="124.999999999875" calcext:value-type="float">
            <text:p>124,999999999875</text:p>
          </table:table-cell>
          <table:table-cell/>
          <table:table-cell table:formula="of:=IF([.H13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0195399" calcext:value-type="float">
            <text:p>-1,95E-14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7]-[.$C$137])" office:value-type="float" office:value="0.000008000000000008" calcext:value-type="float">
            <text:p>8,000000000008E-06</text:p>
          </table:table-cell>
          <table:table-cell table:formula="of:=0.001/[.G137]" office:value-type="float" office:value="124.999999999875" calcext:value-type="float">
            <text:p>124,999999999875</text:p>
          </table:table-cell>
          <table:table-cell/>
          <table:table-cell table:formula="of:=IF([.H13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E138]-[.$C$137])" office:value-type="float" office:value="0.000008000000000008" calcext:value-type="float">
            <text:p>8,000000000008E-06</text:p>
          </table:table-cell>
          <table:table-cell table:formula="of:=0.001/[.G138]" office:value-type="float" office:value="124.999999999875" calcext:value-type="float">
            <text:p>124,999999999875</text:p>
          </table:table-cell>
          <table:table-cell/>
          <table:table-cell table:formula="of:=IF([.H13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Хорды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X(45)</text:p>
          </table:table-cell>
          <table:table-cell table:style-name="Default" office:value-type="string" calcext:value-type="string">
            <text:p>Y(45)</text:p>
          </table:table-cell>
          <table:table-cell office:value-type="string" calcext:value-type="string">
            <text:p>X c возмущением(0.0001)</text:p>
          </table:table-cell>
          <table:table-cell office:value-type="string" calcext:value-type="string">
            <text:p>Y с возмущением(0.0001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/delta</text:p>
          </table:table-cell>
          <table:table-cell office:value-type="string" calcext:value-type="string">
            <text:p>vdelta</text:p>
          </table:table-cell>
          <table:table-cell office:value-type="string" calcext:value-type="string">
            <text:p>Обусловлена</text:p>
          </table:table-cell>
        </table:table-row>
        <table:table-row table:style-name="ro1">
          <table:table-cell office:value-type="float" office:value="-0.50683" calcext:value-type="float">
            <text:p>-0,50683</text:p>
          </table:table-cell>
          <table:table-cell office:value-type="float" office:value="-0.342334" calcext:value-type="float">
            <text:p>-0,342334</text:p>
          </table:table-cell>
          <table:table-cell office:value-type="float" office:value="-0.50683" calcext:value-type="float">
            <text:p>-0,50683</text:p>
          </table:table-cell>
          <table:table-cell table:style-name="Default" office:value-type="float" office:value="-0.342334" calcext:value-type="float">
            <text:p>-0,342334</text:p>
          </table:table-cell>
          <table:table-cell office:value-type="float" office:value="-0.5068" calcext:value-type="float">
            <text:p>-0,5068</text:p>
          </table:table-cell>
          <table:table-cell office:value-type="float" office:value="-0.3423" calcext:value-type="float">
            <text:p>-0,3423</text:p>
          </table:table-cell>
          <table:table-cell table:formula="of:=ABS([.C$187]-[.E143])" office:value-type="float" office:value="0.243408" calcext:value-type="float">
            <text:p>0,243408</text:p>
          </table:table-cell>
          <table:table-cell table:formula="of:=0.001/[.G143]" office:value-type="float" office:value="0.00410832840333925" calcext:value-type="float">
            <text:p>0,004108328403339</text:p>
          </table:table-cell>
          <table:table-cell table:formula="of:=1/(-5*SINH(5*[.C186])/(COSH(5*[.C186])*COSH(5*[.C186])))" office:value-type="float" office:value="0.461880776172941" calcext:value-type="float">
            <text:p>0,461880776172941</text:p>
          </table:table-cell>
          <table:table-cell table:formula="of:=IF([.H143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00849" calcext:value-type="float">
            <text:p>-0,300849</text:p>
          </table:table-cell>
          <table:table-cell office:value-type="float" office:value="-0.0765339" calcext:value-type="float">
            <text:p>-0,0765339</text:p>
          </table:table-cell>
          <table:table-cell office:value-type="float" office:value="-0.300849" calcext:value-type="float">
            <text:p>-0,300849</text:p>
          </table:table-cell>
          <table:table-cell table:style-name="Default" office:value-type="float" office:value="-0.0765339" calcext:value-type="float">
            <text:p>-0,0765339</text:p>
          </table:table-cell>
          <table:table-cell office:value-type="float" office:value="-0.3008" calcext:value-type="float">
            <text:p>-0,3008</text:p>
          </table:table-cell>
          <table:table-cell office:value-type="float" office:value="-0.0765" calcext:value-type="float">
            <text:p>-0,0765</text:p>
          </table:table-cell>
          <table:table-cell table:formula="of:=ABS([.C$187]-[.E144])" office:value-type="float" office:value="0.037408" calcext:value-type="float">
            <text:p>0,037408</text:p>
          </table:table-cell>
          <table:table-cell table:formula="of:=0.001/[.G144]" office:value-type="float" office:value="0.026732249786142" calcext:value-type="float">
            <text:p>0,026732249786142</text:p>
          </table:table-cell>
          <table:table-cell/>
          <table:table-cell table:formula="of:=IF([.H144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0911" calcext:value-type="float">
            <text:p>-0,260911</text:p>
          </table:table-cell>
          <table:table-cell office:value-type="float" office:value="0.00538899" calcext:value-type="float">
            <text:p>0,00538899</text:p>
          </table:table-cell>
          <table:table-cell office:value-type="float" office:value="-0.260911" calcext:value-type="float">
            <text:p>-0,260911</text:p>
          </table:table-cell>
          <table:table-cell table:style-name="Default" office:value-type="float" office:value="0.00538899" calcext:value-type="float">
            <text:p>0,00538899</text:p>
          </table:table-cell>
          <table:table-cell office:value-type="float" office:value="-0.2609" calcext:value-type="float">
            <text:p>-0,2609</text:p>
          </table:table-cell>
          <table:table-cell office:value-type="float" office:value="0.0054" calcext:value-type="float">
            <text:p>0,0054</text:p>
          </table:table-cell>
          <table:table-cell table:formula="of:=ABS([.C$187]-[.E145])" office:value-type="float" office:value="0.00249199999999999" calcext:value-type="float">
            <text:p>0,002492</text:p>
          </table:table-cell>
          <table:table-cell table:formula="of:=0.001/[.G145]" office:value-type="float" office:value="0.401284109149279" calcext:value-type="float">
            <text:p>0,401284109149279</text:p>
          </table:table-cell>
          <table:table-cell/>
          <table:table-cell table:formula="of:=IF([.H145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538" calcext:value-type="float">
            <text:p>-0,263538</text:p>
          </table:table-cell>
          <table:table-cell office:value-type="float" office:value="-0.000317965" calcext:value-type="float">
            <text:p>-0,000317965</text:p>
          </table:table-cell>
          <table:table-cell office:value-type="float" office:value="-0.263538" calcext:value-type="float">
            <text:p>-0,263538</text:p>
          </table:table-cell>
          <table:table-cell table:style-name="Default" office:value-type="float" office:value="-0.000317965" calcext:value-type="float">
            <text:p>-0,000317965</text:p>
          </table:table-cell>
          <table:table-cell office:value-type="float" office:value="-0.2635" calcext:value-type="float">
            <text:p>-0,2635</text:p>
          </table:table-cell>
          <table:table-cell office:value-type="float" office:value="-0.0003" calcext:value-type="float">
            <text:p>-0,0003</text:p>
          </table:table-cell>
          <table:table-cell table:formula="of:=ABS([.C$187]-[.E146])" office:value-type="float" office:value="0.000107999999999997" calcext:value-type="float">
            <text:p>0,000108</text:p>
          </table:table-cell>
          <table:table-cell table:formula="of:=0.001/[.G146]" office:value-type="float" office:value="9.25925925925952" calcext:value-type="float">
            <text:p>9,25925925925952</text:p>
          </table:table-cell>
          <table:table-cell/>
          <table:table-cell table:formula="of:=IF([.H14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office:value-type="float" office:value="-0.263392" calcext:value-type="float">
            <text:p>-0,263392</text:p>
          </table:table-cell>
          <table:table-cell table:style-name="ce1" office:value-type="float" office:value="-0.00000113082" calcext:value-type="float">
            <text:p>-1,13E-06</text:p>
          </table:table-cell>
          <table:table-cell office:value-type="float" office:value="-0.263392" calcext:value-type="float">
            <text:p>-0,263392</text:p>
          </table:table-cell>
          <table:table-cell office:value-type="float" office:value="-0.00000113082" calcext:value-type="float">
            <text:p>-1,13E-0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47])" office:value-type="float" office:value="0.000008000000000008" calcext:value-type="float">
            <text:p>8,000000000008E-06</text:p>
          </table:table-cell>
          <table:table-cell table:formula="of:=0.001/[.G147]" office:value-type="float" office:value="124.999999999875" calcext:value-type="float">
            <text:p>124,999999999875</text:p>
          </table:table-cell>
          <table:table-cell/>
          <table:table-cell table:formula="of:=IF([.H14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401914" calcext:value-type="float">
            <text:p>-4,02E-09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48])" office:value-type="float" office:value="0.000008000000000008" calcext:value-type="float">
            <text:p>8,000000000008E-06</text:p>
          </table:table-cell>
          <table:table-cell table:formula="of:=0.001/[.G148]" office:value-type="float" office:value="124.999999999875" calcext:value-type="float">
            <text:p>124,999999999875</text:p>
          </table:table-cell>
          <table:table-cell/>
          <table:table-cell table:formula="of:=IF([.H14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142848" calcext:value-type="float">
            <text:p>-1,43E-11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49])" office:value-type="float" office:value="0.000008000000000008" calcext:value-type="float">
            <text:p>8,000000000008E-06</text:p>
          </table:table-cell>
          <table:table-cell table:formula="of:=0.001/[.G149]" office:value-type="float" office:value="124.999999999875" calcext:value-type="float">
            <text:p>124,999999999875</text:p>
          </table:table-cell>
          <table:table-cell/>
          <table:table-cell table:formula="of:=IF([.H14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0508482" calcext:value-type="float">
            <text:p>-5,08E-14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0])" office:value-type="float" office:value="0.000008000000000008" calcext:value-type="float">
            <text:p>8,000000000008E-06</text:p>
          </table:table-cell>
          <table:table-cell table:formula="of:=0.001/[.G150]" office:value-type="float" office:value="124.999999999875" calcext:value-type="float">
            <text:p>124,999999999875</text:p>
          </table:table-cell>
          <table:table-cell/>
          <table:table-cell table:formula="of:=IF([.H15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1])" office:value-type="float" office:value="0.000008000000000008" calcext:value-type="float">
            <text:p>8,000000000008E-06</text:p>
          </table:table-cell>
          <table:table-cell table:formula="of:=0.001/[.G151]" office:value-type="float" office:value="124.999999999875" calcext:value-type="float">
            <text:p>124,999999999875</text:p>
          </table:table-cell>
          <table:table-cell/>
          <table:table-cell table:formula="of:=IF([.H15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1.11022E-016" calcext:value-type="float">
            <text:p>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2])" office:value-type="float" office:value="0.000008000000000008" calcext:value-type="float">
            <text:p>8,000000000008E-06</text:p>
          </table:table-cell>
          <table:table-cell table:formula="of:=0.001/[.G152]" office:value-type="float" office:value="124.999999999875" calcext:value-type="float">
            <text:p>124,999999999875</text:p>
          </table:table-cell>
          <table:table-cell/>
          <table:table-cell table:formula="of:=IF([.H15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3])" office:value-type="float" office:value="0.000008000000000008" calcext:value-type="float">
            <text:p>8,000000000008E-06</text:p>
          </table:table-cell>
          <table:table-cell table:formula="of:=0.001/[.G153]" office:value-type="float" office:value="124.999999999875" calcext:value-type="float">
            <text:p>124,999999999875</text:p>
          </table:table-cell>
          <table:table-cell/>
          <table:table-cell table:formula="of:=IF([.H15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4])" office:value-type="float" office:value="0.000008000000000008" calcext:value-type="float">
            <text:p>8,000000000008E-06</text:p>
          </table:table-cell>
          <table:table-cell table:formula="of:=0.001/[.G154]" office:value-type="float" office:value="124.999999999875" calcext:value-type="float">
            <text:p>124,999999999875</text:p>
          </table:table-cell>
          <table:table-cell/>
          <table:table-cell table:formula="of:=IF([.H15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5])" office:value-type="float" office:value="0.000008000000000008" calcext:value-type="float">
            <text:p>8,000000000008E-06</text:p>
          </table:table-cell>
          <table:table-cell table:formula="of:=0.001/[.G155]" office:value-type="float" office:value="124.999999999875" calcext:value-type="float">
            <text:p>124,999999999875</text:p>
          </table:table-cell>
          <table:table-cell/>
          <table:table-cell table:formula="of:=IF([.H15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6])" office:value-type="float" office:value="0.000008000000000008" calcext:value-type="float">
            <text:p>8,000000000008E-06</text:p>
          </table:table-cell>
          <table:table-cell table:formula="of:=0.001/[.G156]" office:value-type="float" office:value="124.999999999875" calcext:value-type="float">
            <text:p>124,999999999875</text:p>
          </table:table-cell>
          <table:table-cell/>
          <table:table-cell table:formula="of:=IF([.H15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7])" office:value-type="float" office:value="0.000008000000000008" calcext:value-type="float">
            <text:p>8,000000000008E-06</text:p>
          </table:table-cell>
          <table:table-cell table:formula="of:=0.001/[.G157]" office:value-type="float" office:value="124.999999999875" calcext:value-type="float">
            <text:p>124,999999999875</text:p>
          </table:table-cell>
          <table:table-cell/>
          <table:table-cell table:formula="of:=IF([.H15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8])" office:value-type="float" office:value="0.000008000000000008" calcext:value-type="float">
            <text:p>8,000000000008E-06</text:p>
          </table:table-cell>
          <table:table-cell table:formula="of:=0.001/[.G158]" office:value-type="float" office:value="124.999999999875" calcext:value-type="float">
            <text:p>124,999999999875</text:p>
          </table:table-cell>
          <table:table-cell/>
          <table:table-cell table:formula="of:=IF([.H15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59])" office:value-type="float" office:value="0.000008000000000008" calcext:value-type="float">
            <text:p>8,000000000008E-06</text:p>
          </table:table-cell>
          <table:table-cell table:formula="of:=0.001/[.G159]" office:value-type="float" office:value="124.999999999875" calcext:value-type="float">
            <text:p>124,999999999875</text:p>
          </table:table-cell>
          <table:table-cell/>
          <table:table-cell table:formula="of:=IF([.H15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0])" office:value-type="float" office:value="0.000008000000000008" calcext:value-type="float">
            <text:p>8,000000000008E-06</text:p>
          </table:table-cell>
          <table:table-cell table:formula="of:=0.001/[.G160]" office:value-type="float" office:value="124.999999999875" calcext:value-type="float">
            <text:p>124,999999999875</text:p>
          </table:table-cell>
          <table:table-cell/>
          <table:table-cell table:formula="of:=IF([.H16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1])" office:value-type="float" office:value="0.000008000000000008" calcext:value-type="float">
            <text:p>8,000000000008E-06</text:p>
          </table:table-cell>
          <table:table-cell table:formula="of:=0.001/[.G161]" office:value-type="float" office:value="124.999999999875" calcext:value-type="float">
            <text:p>124,999999999875</text:p>
          </table:table-cell>
          <table:table-cell/>
          <table:table-cell table:formula="of:=IF([.H16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2])" office:value-type="float" office:value="0.000008000000000008" calcext:value-type="float">
            <text:p>8,000000000008E-06</text:p>
          </table:table-cell>
          <table:table-cell table:formula="of:=0.001/[.G162]" office:value-type="float" office:value="124.999999999875" calcext:value-type="float">
            <text:p>124,999999999875</text:p>
          </table:table-cell>
          <table:table-cell/>
          <table:table-cell table:formula="of:=IF([.H16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3])" office:value-type="float" office:value="0.000008000000000008" calcext:value-type="float">
            <text:p>8,000000000008E-06</text:p>
          </table:table-cell>
          <table:table-cell table:formula="of:=0.001/[.G163]" office:value-type="float" office:value="124.999999999875" calcext:value-type="float">
            <text:p>124,999999999875</text:p>
          </table:table-cell>
          <table:table-cell/>
          <table:table-cell table:formula="of:=IF([.H16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4])" office:value-type="float" office:value="0.000008000000000008" calcext:value-type="float">
            <text:p>8,000000000008E-06</text:p>
          </table:table-cell>
          <table:table-cell table:formula="of:=0.001/[.G164]" office:value-type="float" office:value="124.999999999875" calcext:value-type="float">
            <text:p>124,999999999875</text:p>
          </table:table-cell>
          <table:table-cell/>
          <table:table-cell table:formula="of:=IF([.H16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5])" office:value-type="float" office:value="0.000008000000000008" calcext:value-type="float">
            <text:p>8,000000000008E-06</text:p>
          </table:table-cell>
          <table:table-cell table:formula="of:=0.001/[.G165]" office:value-type="float" office:value="124.999999999875" calcext:value-type="float">
            <text:p>124,999999999875</text:p>
          </table:table-cell>
          <table:table-cell/>
          <table:table-cell table:formula="of:=IF([.H16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6])" office:value-type="float" office:value="0.000008000000000008" calcext:value-type="float">
            <text:p>8,000000000008E-06</text:p>
          </table:table-cell>
          <table:table-cell table:formula="of:=0.001/[.G166]" office:value-type="float" office:value="124.999999999875" calcext:value-type="float">
            <text:p>124,999999999875</text:p>
          </table:table-cell>
          <table:table-cell/>
          <table:table-cell table:formula="of:=IF([.H16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7])" office:value-type="float" office:value="0.000008000000000008" calcext:value-type="float">
            <text:p>8,000000000008E-06</text:p>
          </table:table-cell>
          <table:table-cell table:formula="of:=0.001/[.G167]" office:value-type="float" office:value="124.999999999875" calcext:value-type="float">
            <text:p>124,999999999875</text:p>
          </table:table-cell>
          <table:table-cell/>
          <table:table-cell table:formula="of:=IF([.H16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8])" office:value-type="float" office:value="0.000008000000000008" calcext:value-type="float">
            <text:p>8,000000000008E-06</text:p>
          </table:table-cell>
          <table:table-cell table:formula="of:=0.001/[.G168]" office:value-type="float" office:value="124.999999999875" calcext:value-type="float">
            <text:p>124,999999999875</text:p>
          </table:table-cell>
          <table:table-cell/>
          <table:table-cell table:formula="of:=IF([.H16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69])" office:value-type="float" office:value="0.000008000000000008" calcext:value-type="float">
            <text:p>8,000000000008E-06</text:p>
          </table:table-cell>
          <table:table-cell table:formula="of:=0.001/[.G169]" office:value-type="float" office:value="124.999999999875" calcext:value-type="float">
            <text:p>124,999999999875</text:p>
          </table:table-cell>
          <table:table-cell/>
          <table:table-cell table:formula="of:=IF([.H16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0])" office:value-type="float" office:value="0.000008000000000008" calcext:value-type="float">
            <text:p>8,000000000008E-06</text:p>
          </table:table-cell>
          <table:table-cell table:formula="of:=0.001/[.G170]" office:value-type="float" office:value="124.999999999875" calcext:value-type="float">
            <text:p>124,999999999875</text:p>
          </table:table-cell>
          <table:table-cell/>
          <table:table-cell table:formula="of:=IF([.H17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1])" office:value-type="float" office:value="0.000008000000000008" calcext:value-type="float">
            <text:p>8,000000000008E-06</text:p>
          </table:table-cell>
          <table:table-cell table:formula="of:=0.001/[.G171]" office:value-type="float" office:value="124.999999999875" calcext:value-type="float">
            <text:p>124,999999999875</text:p>
          </table:table-cell>
          <table:table-cell/>
          <table:table-cell table:formula="of:=IF([.H17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2])" office:value-type="float" office:value="0.000008000000000008" calcext:value-type="float">
            <text:p>8,000000000008E-06</text:p>
          </table:table-cell>
          <table:table-cell table:formula="of:=0.001/[.G172]" office:value-type="float" office:value="124.999999999875" calcext:value-type="float">
            <text:p>124,999999999875</text:p>
          </table:table-cell>
          <table:table-cell/>
          <table:table-cell table:formula="of:=IF([.H17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3])" office:value-type="float" office:value="0.000008000000000008" calcext:value-type="float">
            <text:p>8,000000000008E-06</text:p>
          </table:table-cell>
          <table:table-cell table:formula="of:=0.001/[.G173]" office:value-type="float" office:value="124.999999999875" calcext:value-type="float">
            <text:p>124,999999999875</text:p>
          </table:table-cell>
          <table:table-cell/>
          <table:table-cell table:formula="of:=IF([.H17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4])" office:value-type="float" office:value="0.000008000000000008" calcext:value-type="float">
            <text:p>8,000000000008E-06</text:p>
          </table:table-cell>
          <table:table-cell table:formula="of:=0.001/[.G174]" office:value-type="float" office:value="124.999999999875" calcext:value-type="float">
            <text:p>124,999999999875</text:p>
          </table:table-cell>
          <table:table-cell/>
          <table:table-cell table:formula="of:=IF([.H17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5])" office:value-type="float" office:value="0.000008000000000008" calcext:value-type="float">
            <text:p>8,000000000008E-06</text:p>
          </table:table-cell>
          <table:table-cell table:formula="of:=0.001/[.G175]" office:value-type="float" office:value="124.999999999875" calcext:value-type="float">
            <text:p>124,999999999875</text:p>
          </table:table-cell>
          <table:table-cell/>
          <table:table-cell table:formula="of:=IF([.H17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6])" office:value-type="float" office:value="0.000008000000000008" calcext:value-type="float">
            <text:p>8,000000000008E-06</text:p>
          </table:table-cell>
          <table:table-cell table:formula="of:=0.001/[.G176]" office:value-type="float" office:value="124.999999999875" calcext:value-type="float">
            <text:p>124,999999999875</text:p>
          </table:table-cell>
          <table:table-cell/>
          <table:table-cell table:formula="of:=IF([.H17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7])" office:value-type="float" office:value="0.000008000000000008" calcext:value-type="float">
            <text:p>8,000000000008E-06</text:p>
          </table:table-cell>
          <table:table-cell table:formula="of:=0.001/[.G177]" office:value-type="float" office:value="124.999999999875" calcext:value-type="float">
            <text:p>124,999999999875</text:p>
          </table:table-cell>
          <table:table-cell/>
          <table:table-cell table:formula="of:=IF([.H17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8])" office:value-type="float" office:value="0.000008000000000008" calcext:value-type="float">
            <text:p>8,000000000008E-06</text:p>
          </table:table-cell>
          <table:table-cell table:formula="of:=0.001/[.G178]" office:value-type="float" office:value="124.999999999875" calcext:value-type="float">
            <text:p>124,999999999875</text:p>
          </table:table-cell>
          <table:table-cell/>
          <table:table-cell table:formula="of:=IF([.H17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79])" office:value-type="float" office:value="0.000008000000000008" calcext:value-type="float">
            <text:p>8,000000000008E-06</text:p>
          </table:table-cell>
          <table:table-cell table:formula="of:=0.001/[.G179]" office:value-type="float" office:value="124.999999999875" calcext:value-type="float">
            <text:p>124,999999999875</text:p>
          </table:table-cell>
          <table:table-cell/>
          <table:table-cell table:formula="of:=IF([.H17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0])" office:value-type="float" office:value="0.000008000000000008" calcext:value-type="float">
            <text:p>8,000000000008E-06</text:p>
          </table:table-cell>
          <table:table-cell table:formula="of:=0.001/[.G180]" office:value-type="float" office:value="124.999999999875" calcext:value-type="float">
            <text:p>124,999999999875</text:p>
          </table:table-cell>
          <table:table-cell/>
          <table:table-cell table:formula="of:=IF([.H18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1])" office:value-type="float" office:value="0.000008000000000008" calcext:value-type="float">
            <text:p>8,000000000008E-06</text:p>
          </table:table-cell>
          <table:table-cell table:formula="of:=0.001/[.G181]" office:value-type="float" office:value="124.999999999875" calcext:value-type="float">
            <text:p>124,999999999875</text:p>
          </table:table-cell>
          <table:table-cell/>
          <table:table-cell table:formula="of:=IF([.H18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2])" office:value-type="float" office:value="0.000008000000000008" calcext:value-type="float">
            <text:p>8,000000000008E-06</text:p>
          </table:table-cell>
          <table:table-cell table:formula="of:=0.001/[.G182]" office:value-type="float" office:value="124.999999999875" calcext:value-type="float">
            <text:p>124,999999999875</text:p>
          </table:table-cell>
          <table:table-cell/>
          <table:table-cell table:formula="of:=IF([.H18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3])" office:value-type="float" office:value="0.000008000000000008" calcext:value-type="float">
            <text:p>8,000000000008E-06</text:p>
          </table:table-cell>
          <table:table-cell table:formula="of:=0.001/[.G183]" office:value-type="float" office:value="124.999999999875" calcext:value-type="float">
            <text:p>124,999999999875</text:p>
          </table:table-cell>
          <table:table-cell/>
          <table:table-cell table:formula="of:=IF([.H18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4])" office:value-type="float" office:value="0.000008000000000008" calcext:value-type="float">
            <text:p>8,000000000008E-06</text:p>
          </table:table-cell>
          <table:table-cell table:formula="of:=0.001/[.G184]" office:value-type="float" office:value="124.999999999875" calcext:value-type="float">
            <text:p>124,999999999875</text:p>
          </table:table-cell>
          <table:table-cell/>
          <table:table-cell table:formula="of:=IF([.H18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5])" office:value-type="float" office:value="0.000008000000000008" calcext:value-type="float">
            <text:p>8,000000000008E-06</text:p>
          </table:table-cell>
          <table:table-cell table:formula="of:=0.001/[.G185]" office:value-type="float" office:value="124.999999999875" calcext:value-type="float">
            <text:p>124,999999999875</text:p>
          </table:table-cell>
          <table:table-cell/>
          <table:table-cell table:formula="of:=IF([.H18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6])" office:value-type="float" office:value="0.000008000000000008" calcext:value-type="float">
            <text:p>8,000000000008E-06</text:p>
          </table:table-cell>
          <table:table-cell table:formula="of:=0.001/[.G186]" office:value-type="float" office:value="124.999999999875" calcext:value-type="float">
            <text:p>124,999999999875</text:p>
          </table:table-cell>
          <table:table-cell/>
          <table:table-cell table:formula="of:=IF([.H18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4" calcext:value-type="float">
            <text:p>-0,2634</text:p>
          </table:table-cell>
          <table:table-cell office:value-type="float" office:value="0" calcext:value-type="float">
            <text:p>0</text:p>
          </table:table-cell>
          <table:table-cell table:formula="of:=ABS([.C$187]-[.E187])" office:value-type="float" office:value="0.000008000000000008" calcext:value-type="float">
            <text:p>8,000000000008E-06</text:p>
          </table:table-cell>
          <table:table-cell table:formula="of:=0.001/[.G187]" office:value-type="float" office:value="124.999999999875" calcext:value-type="float">
            <text:p>124,999999999875</text:p>
          </table:table-cell>
          <table:table-cell/>
          <table:table-cell table:formula="of:=IF([.H18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X(45)</text:p>
          </table:table-cell>
          <table:table-cell table:style-name="Default" office:value-type="string" calcext:value-type="string">
            <text:p>Y(45)</text:p>
          </table:table-cell>
          <table:table-cell office:value-type="string" calcext:value-type="string">
            <text:p>X c возмущением(0.001)</text:p>
          </table:table-cell>
          <table:table-cell office:value-type="string" calcext:value-type="string">
            <text:p>Y с возмущением(0.001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/delta</text:p>
          </table:table-cell>
          <table:table-cell office:value-type="string" calcext:value-type="string">
            <text:p>vdelta</text:p>
          </table:table-cell>
          <table:table-cell office:value-type="string" calcext:value-type="string">
            <text:p>Обусловлена</text:p>
          </table:table-cell>
        </table:table-row>
        <table:table-row table:style-name="ro1">
          <table:table-cell office:value-type="float" office:value="-0.50683" calcext:value-type="float">
            <text:p>-0,50683</text:p>
          </table:table-cell>
          <table:table-cell office:value-type="float" office:value="-0.342334" calcext:value-type="float">
            <text:p>-0,342334</text:p>
          </table:table-cell>
          <table:table-cell office:value-type="float" office:value="-0.50683" calcext:value-type="float">
            <text:p>-0,50683</text:p>
          </table:table-cell>
          <table:table-cell table:style-name="Default" office:value-type="float" office:value="-0.342334" calcext:value-type="float">
            <text:p>-0,342334</text:p>
          </table:table-cell>
          <table:table-cell office:value-type="float" office:value="-0.507" calcext:value-type="float">
            <text:p>-0,507</text:p>
          </table:table-cell>
          <table:table-cell office:value-type="float" office:value="-0.342" calcext:value-type="float">
            <text:p>-0,342</text:p>
          </table:table-cell>
          <table:table-cell table:formula="of:=ABS([.E190]-[.$C$234])" office:value-type="float" office:value="0.243608" calcext:value-type="float">
            <text:p>0,243608</text:p>
          </table:table-cell>
          <table:table-cell table:formula="of:=0.001/[.G190]" office:value-type="float" office:value="0.00410495550228236" calcext:value-type="float">
            <text:p>0,004104955502282</text:p>
          </table:table-cell>
          <table:table-cell table:formula="of:=1/(-5*SINH(5*[.C233])/(COSH(5*[.C233])*COSH(5*[.C233])))" office:value-type="float" office:value="0.461880776172941" calcext:value-type="float">
            <text:p>0,461880776172941</text:p>
          </table:table-cell>
          <table:table-cell table:formula="of:=IF([.H19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00849" calcext:value-type="float">
            <text:p>-0,300849</text:p>
          </table:table-cell>
          <table:table-cell office:value-type="float" office:value="-0.0765339" calcext:value-type="float">
            <text:p>-0,0765339</text:p>
          </table:table-cell>
          <table:table-cell office:value-type="float" office:value="-0.300849" calcext:value-type="float">
            <text:p>-0,300849</text:p>
          </table:table-cell>
          <table:table-cell table:style-name="Default" office:value-type="float" office:value="-0.0765339" calcext:value-type="float">
            <text:p>-0,0765339</text:p>
          </table:table-cell>
          <table:table-cell office:value-type="float" office:value="-0.301" calcext:value-type="float">
            <text:p>-0,301</text:p>
          </table:table-cell>
          <table:table-cell office:value-type="float" office:value="-0.077" calcext:value-type="float">
            <text:p>-0,077</text:p>
          </table:table-cell>
          <table:table-cell table:formula="of:=ABS([.E191]-[.$C$234])" office:value-type="float" office:value="0.037608" calcext:value-type="float">
            <text:p>0,037608</text:p>
          </table:table-cell>
          <table:table-cell table:formula="of:=0.001/[.G191]" office:value-type="float" office:value="0.0265900872154861" calcext:value-type="float">
            <text:p>0,026590087215486</text:p>
          </table:table-cell>
          <table:table-cell/>
          <table:table-cell table:formula="of:=IF([.H191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0911" calcext:value-type="float">
            <text:p>-0,260911</text:p>
          </table:table-cell>
          <table:table-cell office:value-type="float" office:value="0.00538899" calcext:value-type="float">
            <text:p>0,00538899</text:p>
          </table:table-cell>
          <table:table-cell office:value-type="float" office:value="-0.260911" calcext:value-type="float">
            <text:p>-0,260911</text:p>
          </table:table-cell>
          <table:table-cell table:style-name="Default" office:value-type="float" office:value="0.00538899" calcext:value-type="float">
            <text:p>0,00538899</text:p>
          </table:table-cell>
          <table:table-cell office:value-type="float" office:value="-0.261" calcext:value-type="float">
            <text:p>-0,261</text:p>
          </table:table-cell>
          <table:table-cell office:value-type="float" office:value="0.005" calcext:value-type="float">
            <text:p>0,005</text:p>
          </table:table-cell>
          <table:table-cell table:formula="of:=ABS([.E192]-[.$C$234])" office:value-type="float" office:value="0.00239200000000001" calcext:value-type="float">
            <text:p>0,002392</text:p>
          </table:table-cell>
          <table:table-cell table:formula="of:=0.001/[.G192]" office:value-type="float" office:value="0.418060200668895" calcext:value-type="float">
            <text:p>0,418060200668895</text:p>
          </table:table-cell>
          <table:table-cell/>
          <table:table-cell table:formula="of:=IF([.H192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538" calcext:value-type="float">
            <text:p>-0,263538</text:p>
          </table:table-cell>
          <table:table-cell office:value-type="float" office:value="-0.000317965" calcext:value-type="float">
            <text:p>-0,000317965</text:p>
          </table:table-cell>
          <table:table-cell office:value-type="float" office:value="-0.263538" calcext:value-type="float">
            <text:p>-0,263538</text:p>
          </table:table-cell>
          <table:table-cell table:style-name="Default" office:value-type="float" office:value="-0.000317965" calcext:value-type="float">
            <text:p>-0,000317965</text:p>
          </table:table-cell>
          <table:table-cell office:value-type="float" office:value="-0.264" calcext:value-type="float">
            <text:p>-0,264</text:p>
          </table:table-cell>
          <table:table-cell office:value-type="float" office:value="0" calcext:value-type="float">
            <text:p>0</text:p>
          </table:table-cell>
          <table:table-cell table:formula="of:=ABS([.E193]-[.$C$234])" office:value-type="float" office:value="0.000607999999999997" calcext:value-type="float">
            <text:p>0,000608</text:p>
          </table:table-cell>
          <table:table-cell table:formula="of:=0.001/[.G193]" office:value-type="float" office:value="1.64473684210527" calcext:value-type="float">
            <text:p>1,64473684210527</text:p>
          </table:table-cell>
          <table:table-cell/>
          <table:table-cell table:formula="of:=IF([.H19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office:value-type="float" office:value="-0.263392" calcext:value-type="float">
            <text:p>-0,263392</text:p>
          </table:table-cell>
          <table:table-cell table:style-name="ce1" office:value-type="float" office:value="-0.00000113082" calcext:value-type="float">
            <text:p>-1,13E-06</text:p>
          </table:table-cell>
          <table:table-cell office:value-type="float" office:value="-0.263392" calcext:value-type="float">
            <text:p>-0,263392</text:p>
          </table:table-cell>
          <table:table-cell office:value-type="float" office:value="-0.00000113082" calcext:value-type="float">
            <text:p>-1,13E-0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194]-[.$C$234])" office:value-type="float" office:value="0.000392000000000003" calcext:value-type="float">
            <text:p>0,000392</text:p>
          </table:table-cell>
          <table:table-cell table:formula="of:=0.001/[.G194]" office:value-type="float" office:value="2.55102040816324" calcext:value-type="float">
            <text:p>2,55102040816324</text:p>
          </table:table-cell>
          <table:table-cell/>
          <table:table-cell table:formula="of:=IF([.H19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401914" calcext:value-type="float">
            <text:p>-4,02E-09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195]-[.$C$234])" office:value-type="float" office:value="0.000392000000000003" calcext:value-type="float">
            <text:p>0,000392</text:p>
          </table:table-cell>
          <table:table-cell table:formula="of:=0.001/[.G195]" office:value-type="float" office:value="2.55102040816324" calcext:value-type="float">
            <text:p>2,55102040816324</text:p>
          </table:table-cell>
          <table:table-cell/>
          <table:table-cell table:formula="of:=IF([.H19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142848" calcext:value-type="float">
            <text:p>-1,43E-11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196]-[.$C$234])" office:value-type="float" office:value="0.000392000000000003" calcext:value-type="float">
            <text:p>0,000392</text:p>
          </table:table-cell>
          <table:table-cell table:formula="of:=0.001/[.G196]" office:value-type="float" office:value="2.55102040816324" calcext:value-type="float">
            <text:p>2,55102040816324</text:p>
          </table:table-cell>
          <table:table-cell/>
          <table:table-cell table:formula="of:=IF([.H19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0508482" calcext:value-type="float">
            <text:p>-5,08E-14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197]-[.$C$234])" office:value-type="float" office:value="0.000392000000000003" calcext:value-type="float">
            <text:p>0,000392</text:p>
          </table:table-cell>
          <table:table-cell table:formula="of:=0.001/[.G197]" office:value-type="float" office:value="2.55102040816324" calcext:value-type="float">
            <text:p>2,55102040816324</text:p>
          </table:table-cell>
          <table:table-cell/>
          <table:table-cell table:formula="of:=IF([.H19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198]-[.$C$234])" office:value-type="float" office:value="0.000392000000000003" calcext:value-type="float">
            <text:p>0,000392</text:p>
          </table:table-cell>
          <table:table-cell table:formula="of:=0.001/[.G198]" office:value-type="float" office:value="2.55102040816324" calcext:value-type="float">
            <text:p>2,55102040816324</text:p>
          </table:table-cell>
          <table:table-cell/>
          <table:table-cell table:formula="of:=IF([.H19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1.11022E-016" calcext:value-type="float">
            <text:p>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199]-[.$C$234])" office:value-type="float" office:value="0.000392000000000003" calcext:value-type="float">
            <text:p>0,000392</text:p>
          </table:table-cell>
          <table:table-cell table:formula="of:=0.001/[.G199]" office:value-type="float" office:value="2.55102040816324" calcext:value-type="float">
            <text:p>2,55102040816324</text:p>
          </table:table-cell>
          <table:table-cell/>
          <table:table-cell table:formula="of:=IF([.H19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0]-[.$C$234])" office:value-type="float" office:value="0.000392000000000003" calcext:value-type="float">
            <text:p>0,000392</text:p>
          </table:table-cell>
          <table:table-cell table:formula="of:=0.001/[.G200]" office:value-type="float" office:value="2.55102040816324" calcext:value-type="float">
            <text:p>2,55102040816324</text:p>
          </table:table-cell>
          <table:table-cell/>
          <table:table-cell table:formula="of:=IF([.H20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1]-[.$C$234])" office:value-type="float" office:value="0.000392000000000003" calcext:value-type="float">
            <text:p>0,000392</text:p>
          </table:table-cell>
          <table:table-cell table:formula="of:=0.001/[.G201]" office:value-type="float" office:value="2.55102040816324" calcext:value-type="float">
            <text:p>2,55102040816324</text:p>
          </table:table-cell>
          <table:table-cell/>
          <table:table-cell table:formula="of:=IF([.H20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2]-[.$C$234])" office:value-type="float" office:value="0.000392000000000003" calcext:value-type="float">
            <text:p>0,000392</text:p>
          </table:table-cell>
          <table:table-cell table:formula="of:=0.001/[.G202]" office:value-type="float" office:value="2.55102040816324" calcext:value-type="float">
            <text:p>2,55102040816324</text:p>
          </table:table-cell>
          <table:table-cell/>
          <table:table-cell table:formula="of:=IF([.H20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3]-[.$C$234])" office:value-type="float" office:value="0.000392000000000003" calcext:value-type="float">
            <text:p>0,000392</text:p>
          </table:table-cell>
          <table:table-cell table:formula="of:=0.001/[.G203]" office:value-type="float" office:value="2.55102040816324" calcext:value-type="float">
            <text:p>2,55102040816324</text:p>
          </table:table-cell>
          <table:table-cell/>
          <table:table-cell table:formula="of:=IF([.H20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4]-[.$C$234])" office:value-type="float" office:value="0.000392000000000003" calcext:value-type="float">
            <text:p>0,000392</text:p>
          </table:table-cell>
          <table:table-cell table:formula="of:=0.001/[.G204]" office:value-type="float" office:value="2.55102040816324" calcext:value-type="float">
            <text:p>2,55102040816324</text:p>
          </table:table-cell>
          <table:table-cell/>
          <table:table-cell table:formula="of:=IF([.H20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5]-[.$C$234])" office:value-type="float" office:value="0.000392000000000003" calcext:value-type="float">
            <text:p>0,000392</text:p>
          </table:table-cell>
          <table:table-cell table:formula="of:=0.001/[.G205]" office:value-type="float" office:value="2.55102040816324" calcext:value-type="float">
            <text:p>2,55102040816324</text:p>
          </table:table-cell>
          <table:table-cell/>
          <table:table-cell table:formula="of:=IF([.H20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6]-[.$C$234])" office:value-type="float" office:value="0.000392000000000003" calcext:value-type="float">
            <text:p>0,000392</text:p>
          </table:table-cell>
          <table:table-cell table:formula="of:=0.001/[.G206]" office:value-type="float" office:value="2.55102040816324" calcext:value-type="float">
            <text:p>2,55102040816324</text:p>
          </table:table-cell>
          <table:table-cell/>
          <table:table-cell table:formula="of:=IF([.H20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7]-[.$C$234])" office:value-type="float" office:value="0.000392000000000003" calcext:value-type="float">
            <text:p>0,000392</text:p>
          </table:table-cell>
          <table:table-cell table:formula="of:=0.001/[.G207]" office:value-type="float" office:value="2.55102040816324" calcext:value-type="float">
            <text:p>2,55102040816324</text:p>
          </table:table-cell>
          <table:table-cell/>
          <table:table-cell table:formula="of:=IF([.H20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8]-[.$C$234])" office:value-type="float" office:value="0.000392000000000003" calcext:value-type="float">
            <text:p>0,000392</text:p>
          </table:table-cell>
          <table:table-cell table:formula="of:=0.001/[.G208]" office:value-type="float" office:value="2.55102040816324" calcext:value-type="float">
            <text:p>2,55102040816324</text:p>
          </table:table-cell>
          <table:table-cell/>
          <table:table-cell table:formula="of:=IF([.H20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09]-[.$C$234])" office:value-type="float" office:value="0.000392000000000003" calcext:value-type="float">
            <text:p>0,000392</text:p>
          </table:table-cell>
          <table:table-cell table:formula="of:=0.001/[.G209]" office:value-type="float" office:value="2.55102040816324" calcext:value-type="float">
            <text:p>2,55102040816324</text:p>
          </table:table-cell>
          <table:table-cell/>
          <table:table-cell table:formula="of:=IF([.H20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0]-[.$C$234])" office:value-type="float" office:value="0.000392000000000003" calcext:value-type="float">
            <text:p>0,000392</text:p>
          </table:table-cell>
          <table:table-cell table:formula="of:=0.001/[.G210]" office:value-type="float" office:value="2.55102040816324" calcext:value-type="float">
            <text:p>2,55102040816324</text:p>
          </table:table-cell>
          <table:table-cell/>
          <table:table-cell table:formula="of:=IF([.H21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1]-[.$C$234])" office:value-type="float" office:value="0.000392000000000003" calcext:value-type="float">
            <text:p>0,000392</text:p>
          </table:table-cell>
          <table:table-cell table:formula="of:=0.001/[.G211]" office:value-type="float" office:value="2.55102040816324" calcext:value-type="float">
            <text:p>2,55102040816324</text:p>
          </table:table-cell>
          <table:table-cell/>
          <table:table-cell table:formula="of:=IF([.H21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2]-[.$C$234])" office:value-type="float" office:value="0.000392000000000003" calcext:value-type="float">
            <text:p>0,000392</text:p>
          </table:table-cell>
          <table:table-cell table:formula="of:=0.001/[.G212]" office:value-type="float" office:value="2.55102040816324" calcext:value-type="float">
            <text:p>2,55102040816324</text:p>
          </table:table-cell>
          <table:table-cell/>
          <table:table-cell table:formula="of:=IF([.H21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3]-[.$C$234])" office:value-type="float" office:value="0.000392000000000003" calcext:value-type="float">
            <text:p>0,000392</text:p>
          </table:table-cell>
          <table:table-cell table:formula="of:=0.001/[.G213]" office:value-type="float" office:value="2.55102040816324" calcext:value-type="float">
            <text:p>2,55102040816324</text:p>
          </table:table-cell>
          <table:table-cell/>
          <table:table-cell table:formula="of:=IF([.H21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4]-[.$C$234])" office:value-type="float" office:value="0.000392000000000003" calcext:value-type="float">
            <text:p>0,000392</text:p>
          </table:table-cell>
          <table:table-cell table:formula="of:=0.001/[.G214]" office:value-type="float" office:value="2.55102040816324" calcext:value-type="float">
            <text:p>2,55102040816324</text:p>
          </table:table-cell>
          <table:table-cell/>
          <table:table-cell table:formula="of:=IF([.H21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5]-[.$C$234])" office:value-type="float" office:value="0.000392000000000003" calcext:value-type="float">
            <text:p>0,000392</text:p>
          </table:table-cell>
          <table:table-cell table:formula="of:=0.001/[.G215]" office:value-type="float" office:value="2.55102040816324" calcext:value-type="float">
            <text:p>2,55102040816324</text:p>
          </table:table-cell>
          <table:table-cell/>
          <table:table-cell table:formula="of:=IF([.H21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6]-[.$C$234])" office:value-type="float" office:value="0.000392000000000003" calcext:value-type="float">
            <text:p>0,000392</text:p>
          </table:table-cell>
          <table:table-cell table:formula="of:=0.001/[.G216]" office:value-type="float" office:value="2.55102040816324" calcext:value-type="float">
            <text:p>2,55102040816324</text:p>
          </table:table-cell>
          <table:table-cell/>
          <table:table-cell table:formula="of:=IF([.H21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7]-[.$C$234])" office:value-type="float" office:value="0.000392000000000003" calcext:value-type="float">
            <text:p>0,000392</text:p>
          </table:table-cell>
          <table:table-cell table:formula="of:=0.001/[.G217]" office:value-type="float" office:value="2.55102040816324" calcext:value-type="float">
            <text:p>2,55102040816324</text:p>
          </table:table-cell>
          <table:table-cell/>
          <table:table-cell table:formula="of:=IF([.H21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8]-[.$C$234])" office:value-type="float" office:value="0.000392000000000003" calcext:value-type="float">
            <text:p>0,000392</text:p>
          </table:table-cell>
          <table:table-cell table:formula="of:=0.001/[.G218]" office:value-type="float" office:value="2.55102040816324" calcext:value-type="float">
            <text:p>2,55102040816324</text:p>
          </table:table-cell>
          <table:table-cell/>
          <table:table-cell table:formula="of:=IF([.H21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19]-[.$C$234])" office:value-type="float" office:value="0.000392000000000003" calcext:value-type="float">
            <text:p>0,000392</text:p>
          </table:table-cell>
          <table:table-cell table:formula="of:=0.001/[.G219]" office:value-type="float" office:value="2.55102040816324" calcext:value-type="float">
            <text:p>2,55102040816324</text:p>
          </table:table-cell>
          <table:table-cell/>
          <table:table-cell table:formula="of:=IF([.H21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0]-[.$C$234])" office:value-type="float" office:value="0.000392000000000003" calcext:value-type="float">
            <text:p>0,000392</text:p>
          </table:table-cell>
          <table:table-cell table:formula="of:=0.001/[.G220]" office:value-type="float" office:value="2.55102040816324" calcext:value-type="float">
            <text:p>2,55102040816324</text:p>
          </table:table-cell>
          <table:table-cell/>
          <table:table-cell table:formula="of:=IF([.H22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1]-[.$C$234])" office:value-type="float" office:value="0.000392000000000003" calcext:value-type="float">
            <text:p>0,000392</text:p>
          </table:table-cell>
          <table:table-cell table:formula="of:=0.001/[.G221]" office:value-type="float" office:value="2.55102040816324" calcext:value-type="float">
            <text:p>2,55102040816324</text:p>
          </table:table-cell>
          <table:table-cell/>
          <table:table-cell table:formula="of:=IF([.H22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2]-[.$C$234])" office:value-type="float" office:value="0.000392000000000003" calcext:value-type="float">
            <text:p>0,000392</text:p>
          </table:table-cell>
          <table:table-cell table:formula="of:=0.001/[.G222]" office:value-type="float" office:value="2.55102040816324" calcext:value-type="float">
            <text:p>2,55102040816324</text:p>
          </table:table-cell>
          <table:table-cell/>
          <table:table-cell table:formula="of:=IF([.H22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3]-[.$C$234])" office:value-type="float" office:value="0.000392000000000003" calcext:value-type="float">
            <text:p>0,000392</text:p>
          </table:table-cell>
          <table:table-cell table:formula="of:=0.001/[.G223]" office:value-type="float" office:value="2.55102040816324" calcext:value-type="float">
            <text:p>2,55102040816324</text:p>
          </table:table-cell>
          <table:table-cell/>
          <table:table-cell table:formula="of:=IF([.H22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4]-[.$C$234])" office:value-type="float" office:value="0.000392000000000003" calcext:value-type="float">
            <text:p>0,000392</text:p>
          </table:table-cell>
          <table:table-cell table:formula="of:=0.001/[.G224]" office:value-type="float" office:value="2.55102040816324" calcext:value-type="float">
            <text:p>2,55102040816324</text:p>
          </table:table-cell>
          <table:table-cell/>
          <table:table-cell table:formula="of:=IF([.H22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5]-[.$C$234])" office:value-type="float" office:value="0.000392000000000003" calcext:value-type="float">
            <text:p>0,000392</text:p>
          </table:table-cell>
          <table:table-cell table:formula="of:=0.001/[.G225]" office:value-type="float" office:value="2.55102040816324" calcext:value-type="float">
            <text:p>2,55102040816324</text:p>
          </table:table-cell>
          <table:table-cell/>
          <table:table-cell table:formula="of:=IF([.H225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6]-[.$C$234])" office:value-type="float" office:value="0.000392000000000003" calcext:value-type="float">
            <text:p>0,000392</text:p>
          </table:table-cell>
          <table:table-cell table:formula="of:=0.001/[.G226]" office:value-type="float" office:value="2.55102040816324" calcext:value-type="float">
            <text:p>2,55102040816324</text:p>
          </table:table-cell>
          <table:table-cell/>
          <table:table-cell table:formula="of:=IF([.H226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7]-[.$C$234])" office:value-type="float" office:value="0.000392000000000003" calcext:value-type="float">
            <text:p>0,000392</text:p>
          </table:table-cell>
          <table:table-cell table:formula="of:=0.001/[.G227]" office:value-type="float" office:value="2.55102040816324" calcext:value-type="float">
            <text:p>2,55102040816324</text:p>
          </table:table-cell>
          <table:table-cell/>
          <table:table-cell table:formula="of:=IF([.H227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8]-[.$C$234])" office:value-type="float" office:value="0.000392000000000003" calcext:value-type="float">
            <text:p>0,000392</text:p>
          </table:table-cell>
          <table:table-cell table:formula="of:=0.001/[.G228]" office:value-type="float" office:value="2.55102040816324" calcext:value-type="float">
            <text:p>2,55102040816324</text:p>
          </table:table-cell>
          <table:table-cell/>
          <table:table-cell table:formula="of:=IF([.H228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29]-[.$C$234])" office:value-type="float" office:value="0.000392000000000003" calcext:value-type="float">
            <text:p>0,000392</text:p>
          </table:table-cell>
          <table:table-cell table:formula="of:=0.001/[.G229]" office:value-type="float" office:value="2.55102040816324" calcext:value-type="float">
            <text:p>2,55102040816324</text:p>
          </table:table-cell>
          <table:table-cell/>
          <table:table-cell table:formula="of:=IF([.H229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30]-[.$C$234])" office:value-type="float" office:value="0.000392000000000003" calcext:value-type="float">
            <text:p>0,000392</text:p>
          </table:table-cell>
          <table:table-cell table:formula="of:=0.001/[.G230]" office:value-type="float" office:value="2.55102040816324" calcext:value-type="float">
            <text:p>2,55102040816324</text:p>
          </table:table-cell>
          <table:table-cell/>
          <table:table-cell table:formula="of:=IF([.H230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31]-[.$C$234])" office:value-type="float" office:value="0.000392000000000003" calcext:value-type="float">
            <text:p>0,000392</text:p>
          </table:table-cell>
          <table:table-cell table:formula="of:=0.001/[.G231]" office:value-type="float" office:value="2.55102040816324" calcext:value-type="float">
            <text:p>2,55102040816324</text:p>
          </table:table-cell>
          <table:table-cell/>
          <table:table-cell table:formula="of:=IF([.H231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32]-[.$C$234])" office:value-type="float" office:value="0.000392000000000003" calcext:value-type="float">
            <text:p>0,000392</text:p>
          </table:table-cell>
          <table:table-cell table:formula="of:=0.001/[.G232]" office:value-type="float" office:value="2.55102040816324" calcext:value-type="float">
            <text:p>2,55102040816324</text:p>
          </table:table-cell>
          <table:table-cell/>
          <table:table-cell table:formula="of:=IF([.H232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33]-[.$C$234])" office:value-type="float" office:value="0.000392000000000003" calcext:value-type="float">
            <text:p>0,000392</text:p>
          </table:table-cell>
          <table:table-cell table:formula="of:=0.001/[.G233]" office:value-type="float" office:value="2.55102040816324" calcext:value-type="float">
            <text:p>2,55102040816324</text:p>
          </table:table-cell>
          <table:table-cell/>
          <table:table-cell table:formula="of:=IF([.H233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3" calcext:value-type="float">
            <text:p>-0,263</text:p>
          </table:table-cell>
          <table:table-cell office:value-type="float" office:value="0" calcext:value-type="float">
            <text:p>0</text:p>
          </table:table-cell>
          <table:table-cell table:formula="of:=ABS([.E234]-[.$C$234])" office:value-type="float" office:value="0.000392000000000003" calcext:value-type="float">
            <text:p>0,000392</text:p>
          </table:table-cell>
          <table:table-cell table:formula="of:=0.001/[.G234]" office:value-type="float" office:value="2.55102040816324" calcext:value-type="float">
            <text:p>2,55102040816324</text:p>
          </table:table-cell>
          <table:table-cell/>
          <table:table-cell table:formula="of:=IF([.H234]&gt;[.$I$94];&quot;хорошо&quot;;&quot;плохо&quot;)" office:value-type="string" office:string-value="хорошо" calcext:value-type="string">
            <text:p>хорошо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X(45)</text:p>
          </table:table-cell>
          <table:table-cell table:style-name="Default" office:value-type="string" calcext:value-type="string">
            <text:p>Y(45)</text:p>
          </table:table-cell>
          <table:table-cell office:value-type="string" calcext:value-type="string">
            <text:p>X c возмущением(0.01)</text:p>
          </table:table-cell>
          <table:table-cell office:value-type="string" calcext:value-type="string">
            <text:p>Y с возмущением(0.01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ps/delta</text:p>
          </table:table-cell>
          <table:table-cell office:value-type="string" calcext:value-type="string">
            <text:p>vdelta</text:p>
          </table:table-cell>
          <table:table-cell office:value-type="string" calcext:value-type="string">
            <text:p>Обусловлена</text:p>
          </table:table-cell>
        </table:table-row>
        <table:table-row table:style-name="ro1">
          <table:table-cell office:value-type="float" office:value="-0.50683" calcext:value-type="float">
            <text:p>-0,50683</text:p>
          </table:table-cell>
          <table:table-cell office:value-type="float" office:value="-0.342334" calcext:value-type="float">
            <text:p>-0,342334</text:p>
          </table:table-cell>
          <table:table-cell office:value-type="float" office:value="-0.50683" calcext:value-type="float">
            <text:p>-0,50683</text:p>
          </table:table-cell>
          <table:table-cell table:style-name="Default" office:value-type="float" office:value="-0.342334" calcext:value-type="float">
            <text:p>-0,342334</text:p>
          </table:table-cell>
          <table:table-cell office:value-type="float" office:value="-0.51" calcext:value-type="float">
            <text:p>-0,51</text:p>
          </table:table-cell>
          <table:table-cell office:value-type="float" office:value="-0.34" calcext:value-type="float">
            <text:p>-0,34</text:p>
          </table:table-cell>
          <table:table-cell table:formula="of:=ABS([.E237]-[.$C$281])" office:value-type="float" office:value="0.246608" calcext:value-type="float">
            <text:p>0,246608</text:p>
          </table:table-cell>
          <table:table-cell table:formula="of:=0.001/[.G237]" office:value-type="float" office:value="0.00405501849088432" calcext:value-type="float">
            <text:p>0,004055018490884</text:p>
          </table:table-cell>
          <table:table-cell table:formula="of:=[.I190]" office:value-type="float" office:value="0.461880776172941" calcext:value-type="float">
            <text:p>0,461880776172941</text:p>
          </table:table-cell>
          <table:table-cell table:formula="of:=IF([.H237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300849" calcext:value-type="float">
            <text:p>-0,300849</text:p>
          </table:table-cell>
          <table:table-cell office:value-type="float" office:value="-0.0765339" calcext:value-type="float">
            <text:p>-0,0765339</text:p>
          </table:table-cell>
          <table:table-cell office:value-type="float" office:value="-0.300849" calcext:value-type="float">
            <text:p>-0,300849</text:p>
          </table:table-cell>
          <table:table-cell table:style-name="Default" office:value-type="float" office:value="-0.0765339" calcext:value-type="float">
            <text:p>-0,0765339</text:p>
          </table:table-cell>
          <table:table-cell office:value-type="float" office:value="-0.3" calcext:value-type="float">
            <text:p>-0,3</text:p>
          </table:table-cell>
          <table:table-cell office:value-type="float" office:value="-0.08" calcext:value-type="float">
            <text:p>-0,08</text:p>
          </table:table-cell>
          <table:table-cell table:formula="of:=ABS([.E238]-[.$C$281])" office:value-type="float" office:value="0.036608" calcext:value-type="float">
            <text:p>0,036608</text:p>
          </table:table-cell>
          <table:table-cell table:formula="of:=0.001/[.G238]" office:value-type="float" office:value="0.0273164335664335" calcext:value-type="float">
            <text:p>0,027316433566434</text:p>
          </table:table-cell>
          <table:table-cell/>
          <table:table-cell table:formula="of:=IF([.H238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0911" calcext:value-type="float">
            <text:p>-0,260911</text:p>
          </table:table-cell>
          <table:table-cell office:value-type="float" office:value="0.00538899" calcext:value-type="float">
            <text:p>0,00538899</text:p>
          </table:table-cell>
          <table:table-cell office:value-type="float" office:value="-0.260911" calcext:value-type="float">
            <text:p>-0,260911</text:p>
          </table:table-cell>
          <table:table-cell table:style-name="Default" office:value-type="float" office:value="0.00538899" calcext:value-type="float">
            <text:p>0,00538899</text:p>
          </table:table-cell>
          <table:table-cell office:value-type="float" office:value="-0.26" calcext:value-type="float">
            <text:p>-0,26</text:p>
          </table:table-cell>
          <table:table-cell office:value-type="float" office:value="0.01" calcext:value-type="float">
            <text:p>0,01</text:p>
          </table:table-cell>
          <table:table-cell table:formula="of:=ABS([.E239]-[.$C$281])" office:value-type="float" office:value="0.00339200000000001" calcext:value-type="float">
            <text:p>0,003392</text:p>
          </table:table-cell>
          <table:table-cell table:formula="of:=0.001/[.G239]" office:value-type="float" office:value="0.294811320754716" calcext:value-type="float">
            <text:p>0,294811320754716</text:p>
          </table:table-cell>
          <table:table-cell/>
          <table:table-cell table:formula="of:=IF([.H239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538" calcext:value-type="float">
            <text:p>-0,263538</text:p>
          </table:table-cell>
          <table:table-cell office:value-type="float" office:value="-0.000317965" calcext:value-type="float">
            <text:p>-0,000317965</text:p>
          </table:table-cell>
          <table:table-cell office:value-type="float" office:value="-0.263538" calcext:value-type="float">
            <text:p>-0,263538</text:p>
          </table:table-cell>
          <table:table-cell table:style-name="Default" office:value-type="float" office:value="-0.000317965" calcext:value-type="float">
            <text:p>-0,000317965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0]-[.$C$281])" office:value-type="float" office:value="0.00339200000000001" calcext:value-type="float">
            <text:p>0,003392</text:p>
          </table:table-cell>
          <table:table-cell table:formula="of:=0.001/[.G240]" office:value-type="float" office:value="0.294811320754716" calcext:value-type="float">
            <text:p>0,294811320754716</text:p>
          </table:table-cell>
          <table:table-cell/>
          <table:table-cell table:formula="of:=IF([.H24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office:value-type="float" office:value="-0.263392" calcext:value-type="float">
            <text:p>-0,263392</text:p>
          </table:table-cell>
          <table:table-cell table:style-name="ce1" office:value-type="float" office:value="-0.00000113082" calcext:value-type="float">
            <text:p>-1,13E-06</text:p>
          </table:table-cell>
          <table:table-cell office:value-type="float" office:value="-0.263392" calcext:value-type="float">
            <text:p>-0,263392</text:p>
          </table:table-cell>
          <table:table-cell office:value-type="float" office:value="-0.00000113082" calcext:value-type="float">
            <text:p>-1,13E-0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1]-[.$C$281])" office:value-type="float" office:value="0.00339200000000001" calcext:value-type="float">
            <text:p>0,003392</text:p>
          </table:table-cell>
          <table:table-cell table:formula="of:=0.001/[.G241]" office:value-type="float" office:value="0.294811320754716" calcext:value-type="float">
            <text:p>0,294811320754716</text:p>
          </table:table-cell>
          <table:table-cell/>
          <table:table-cell table:formula="of:=IF([.H241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401914" calcext:value-type="float">
            <text:p>-4,02E-09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2]-[.$C$281])" office:value-type="float" office:value="0.00339200000000001" calcext:value-type="float">
            <text:p>0,003392</text:p>
          </table:table-cell>
          <table:table-cell table:formula="of:=0.001/[.G242]" office:value-type="float" office:value="0.294811320754716" calcext:value-type="float">
            <text:p>0,294811320754716</text:p>
          </table:table-cell>
          <table:table-cell/>
          <table:table-cell table:formula="of:=IF([.H242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142848" calcext:value-type="float">
            <text:p>-1,43E-11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3]-[.$C$281])" office:value-type="float" office:value="0.00339200000000001" calcext:value-type="float">
            <text:p>0,003392</text:p>
          </table:table-cell>
          <table:table-cell table:formula="of:=0.001/[.G243]" office:value-type="float" office:value="0.294811320754716" calcext:value-type="float">
            <text:p>0,294811320754716</text:p>
          </table:table-cell>
          <table:table-cell/>
          <table:table-cell table:formula="of:=IF([.H243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0.0000000000000508482" calcext:value-type="float">
            <text:p>-5,08E-14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4]-[.$C$281])" office:value-type="float" office:value="0.00339200000000001" calcext:value-type="float">
            <text:p>0,003392</text:p>
          </table:table-cell>
          <table:table-cell table:formula="of:=0.001/[.G244]" office:value-type="float" office:value="0.294811320754716" calcext:value-type="float">
            <text:p>0,294811320754716</text:p>
          </table:table-cell>
          <table:table-cell/>
          <table:table-cell table:formula="of:=IF([.H244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5]-[.$C$281])" office:value-type="float" office:value="0.00339200000000001" calcext:value-type="float">
            <text:p>0,003392</text:p>
          </table:table-cell>
          <table:table-cell table:formula="of:=0.001/[.G245]" office:value-type="float" office:value="0.294811320754716" calcext:value-type="float">
            <text:p>0,294811320754716</text:p>
          </table:table-cell>
          <table:table-cell/>
          <table:table-cell table:formula="of:=IF([.H245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1.11022E-016" calcext:value-type="float">
            <text:p>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6]-[.$C$281])" office:value-type="float" office:value="0.00339200000000001" calcext:value-type="float">
            <text:p>0,003392</text:p>
          </table:table-cell>
          <table:table-cell table:formula="of:=0.001/[.G246]" office:value-type="float" office:value="0.294811320754716" calcext:value-type="float">
            <text:p>0,294811320754716</text:p>
          </table:table-cell>
          <table:table-cell/>
          <table:table-cell table:formula="of:=IF([.H246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7]-[.$C$281])" office:value-type="float" office:value="0.00339200000000001" calcext:value-type="float">
            <text:p>0,003392</text:p>
          </table:table-cell>
          <table:table-cell table:formula="of:=0.001/[.G247]" office:value-type="float" office:value="0.294811320754716" calcext:value-type="float">
            <text:p>0,294811320754716</text:p>
          </table:table-cell>
          <table:table-cell/>
          <table:table-cell table:formula="of:=IF([.H247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8]-[.$C$281])" office:value-type="float" office:value="0.00339200000000001" calcext:value-type="float">
            <text:p>0,003392</text:p>
          </table:table-cell>
          <table:table-cell table:formula="of:=0.001/[.G248]" office:value-type="float" office:value="0.294811320754716" calcext:value-type="float">
            <text:p>0,294811320754716</text:p>
          </table:table-cell>
          <table:table-cell/>
          <table:table-cell table:formula="of:=IF([.H248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49]-[.$C$281])" office:value-type="float" office:value="0.00339200000000001" calcext:value-type="float">
            <text:p>0,003392</text:p>
          </table:table-cell>
          <table:table-cell table:formula="of:=0.001/[.G249]" office:value-type="float" office:value="0.294811320754716" calcext:value-type="float">
            <text:p>0,294811320754716</text:p>
          </table:table-cell>
          <table:table-cell/>
          <table:table-cell table:formula="of:=IF([.H249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0]-[.$C$281])" office:value-type="float" office:value="0.00339200000000001" calcext:value-type="float">
            <text:p>0,003392</text:p>
          </table:table-cell>
          <table:table-cell table:formula="of:=0.001/[.G250]" office:value-type="float" office:value="0.294811320754716" calcext:value-type="float">
            <text:p>0,294811320754716</text:p>
          </table:table-cell>
          <table:table-cell/>
          <table:table-cell table:formula="of:=IF([.H25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1]-[.$C$281])" office:value-type="float" office:value="0.00339200000000001" calcext:value-type="float">
            <text:p>0,003392</text:p>
          </table:table-cell>
          <table:table-cell table:formula="of:=0.001/[.G251]" office:value-type="float" office:value="0.294811320754716" calcext:value-type="float">
            <text:p>0,294811320754716</text:p>
          </table:table-cell>
          <table:table-cell/>
          <table:table-cell table:formula="of:=IF([.H251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2]-[.$C$281])" office:value-type="float" office:value="0.00339200000000001" calcext:value-type="float">
            <text:p>0,003392</text:p>
          </table:table-cell>
          <table:table-cell table:formula="of:=0.001/[.G252]" office:value-type="float" office:value="0.294811320754716" calcext:value-type="float">
            <text:p>0,294811320754716</text:p>
          </table:table-cell>
          <table:table-cell/>
          <table:table-cell table:formula="of:=IF([.H252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3]-[.$C$281])" office:value-type="float" office:value="0.00339200000000001" calcext:value-type="float">
            <text:p>0,003392</text:p>
          </table:table-cell>
          <table:table-cell table:formula="of:=0.001/[.G253]" office:value-type="float" office:value="0.294811320754716" calcext:value-type="float">
            <text:p>0,294811320754716</text:p>
          </table:table-cell>
          <table:table-cell/>
          <table:table-cell table:formula="of:=IF([.H253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4]-[.$C$281])" office:value-type="float" office:value="0.00339200000000001" calcext:value-type="float">
            <text:p>0,003392</text:p>
          </table:table-cell>
          <table:table-cell table:formula="of:=0.001/[.G254]" office:value-type="float" office:value="0.294811320754716" calcext:value-type="float">
            <text:p>0,294811320754716</text:p>
          </table:table-cell>
          <table:table-cell/>
          <table:table-cell table:formula="of:=IF([.H254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5]-[.$C$281])" office:value-type="float" office:value="0.00339200000000001" calcext:value-type="float">
            <text:p>0,003392</text:p>
          </table:table-cell>
          <table:table-cell table:formula="of:=0.001/[.G255]" office:value-type="float" office:value="0.294811320754716" calcext:value-type="float">
            <text:p>0,294811320754716</text:p>
          </table:table-cell>
          <table:table-cell/>
          <table:table-cell table:formula="of:=IF([.H255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6]-[.$C$281])" office:value-type="float" office:value="0.00339200000000001" calcext:value-type="float">
            <text:p>0,003392</text:p>
          </table:table-cell>
          <table:table-cell table:formula="of:=0.001/[.G256]" office:value-type="float" office:value="0.294811320754716" calcext:value-type="float">
            <text:p>0,294811320754716</text:p>
          </table:table-cell>
          <table:table-cell/>
          <table:table-cell table:formula="of:=IF([.H256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7]-[.$C$281])" office:value-type="float" office:value="0.00339200000000001" calcext:value-type="float">
            <text:p>0,003392</text:p>
          </table:table-cell>
          <table:table-cell table:formula="of:=0.001/[.G257]" office:value-type="float" office:value="0.294811320754716" calcext:value-type="float">
            <text:p>0,294811320754716</text:p>
          </table:table-cell>
          <table:table-cell/>
          <table:table-cell table:formula="of:=IF([.H257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8]-[.$C$281])" office:value-type="float" office:value="0.00339200000000001" calcext:value-type="float">
            <text:p>0,003392</text:p>
          </table:table-cell>
          <table:table-cell table:formula="of:=0.001/[.G258]" office:value-type="float" office:value="0.294811320754716" calcext:value-type="float">
            <text:p>0,294811320754716</text:p>
          </table:table-cell>
          <table:table-cell/>
          <table:table-cell table:formula="of:=IF([.H258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59]-[.$C$281])" office:value-type="float" office:value="0.00339200000000001" calcext:value-type="float">
            <text:p>0,003392</text:p>
          </table:table-cell>
          <table:table-cell table:formula="of:=0.001/[.G259]" office:value-type="float" office:value="0.294811320754716" calcext:value-type="float">
            <text:p>0,294811320754716</text:p>
          </table:table-cell>
          <table:table-cell/>
          <table:table-cell table:formula="of:=IF([.H259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0]-[.$C$281])" office:value-type="float" office:value="0.00339200000000001" calcext:value-type="float">
            <text:p>0,003392</text:p>
          </table:table-cell>
          <table:table-cell table:formula="of:=0.001/[.G260]" office:value-type="float" office:value="0.294811320754716" calcext:value-type="float">
            <text:p>0,294811320754716</text:p>
          </table:table-cell>
          <table:table-cell/>
          <table:table-cell table:formula="of:=IF([.H26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1]-[.$C$281])" office:value-type="float" office:value="0.00339200000000001" calcext:value-type="float">
            <text:p>0,003392</text:p>
          </table:table-cell>
          <table:table-cell table:formula="of:=0.001/[.G261]" office:value-type="float" office:value="0.294811320754716" calcext:value-type="float">
            <text:p>0,294811320754716</text:p>
          </table:table-cell>
          <table:table-cell/>
          <table:table-cell table:formula="of:=IF([.H261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2]-[.$C$281])" office:value-type="float" office:value="0.00339200000000001" calcext:value-type="float">
            <text:p>0,003392</text:p>
          </table:table-cell>
          <table:table-cell table:formula="of:=0.001/[.G262]" office:value-type="float" office:value="0.294811320754716" calcext:value-type="float">
            <text:p>0,294811320754716</text:p>
          </table:table-cell>
          <table:table-cell/>
          <table:table-cell table:formula="of:=IF([.H262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3]-[.$C$281])" office:value-type="float" office:value="0.00339200000000001" calcext:value-type="float">
            <text:p>0,003392</text:p>
          </table:table-cell>
          <table:table-cell table:formula="of:=0.001/[.G263]" office:value-type="float" office:value="0.294811320754716" calcext:value-type="float">
            <text:p>0,294811320754716</text:p>
          </table:table-cell>
          <table:table-cell/>
          <table:table-cell table:formula="of:=IF([.H263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4]-[.$C$281])" office:value-type="float" office:value="0.00339200000000001" calcext:value-type="float">
            <text:p>0,003392</text:p>
          </table:table-cell>
          <table:table-cell table:formula="of:=0.001/[.G264]" office:value-type="float" office:value="0.294811320754716" calcext:value-type="float">
            <text:p>0,294811320754716</text:p>
          </table:table-cell>
          <table:table-cell/>
          <table:table-cell table:formula="of:=IF([.H264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5]-[.$C$281])" office:value-type="float" office:value="0.00339200000000001" calcext:value-type="float">
            <text:p>0,003392</text:p>
          </table:table-cell>
          <table:table-cell table:formula="of:=0.001/[.G265]" office:value-type="float" office:value="0.294811320754716" calcext:value-type="float">
            <text:p>0,294811320754716</text:p>
          </table:table-cell>
          <table:table-cell/>
          <table:table-cell table:formula="of:=IF([.H265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6]-[.$C$281])" office:value-type="float" office:value="0.00339200000000001" calcext:value-type="float">
            <text:p>0,003392</text:p>
          </table:table-cell>
          <table:table-cell table:formula="of:=0.001/[.G266]" office:value-type="float" office:value="0.294811320754716" calcext:value-type="float">
            <text:p>0,294811320754716</text:p>
          </table:table-cell>
          <table:table-cell/>
          <table:table-cell table:formula="of:=IF([.H266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7]-[.$C$281])" office:value-type="float" office:value="0.00339200000000001" calcext:value-type="float">
            <text:p>0,003392</text:p>
          </table:table-cell>
          <table:table-cell table:formula="of:=0.001/[.G267]" office:value-type="float" office:value="0.294811320754716" calcext:value-type="float">
            <text:p>0,294811320754716</text:p>
          </table:table-cell>
          <table:table-cell/>
          <table:table-cell table:formula="of:=IF([.H267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8]-[.$C$281])" office:value-type="float" office:value="0.00339200000000001" calcext:value-type="float">
            <text:p>0,003392</text:p>
          </table:table-cell>
          <table:table-cell table:formula="of:=0.001/[.G268]" office:value-type="float" office:value="0.294811320754716" calcext:value-type="float">
            <text:p>0,294811320754716</text:p>
          </table:table-cell>
          <table:table-cell/>
          <table:table-cell table:formula="of:=IF([.H268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69]-[.$C$281])" office:value-type="float" office:value="0.00339200000000001" calcext:value-type="float">
            <text:p>0,003392</text:p>
          </table:table-cell>
          <table:table-cell table:formula="of:=0.001/[.G269]" office:value-type="float" office:value="0.294811320754716" calcext:value-type="float">
            <text:p>0,294811320754716</text:p>
          </table:table-cell>
          <table:table-cell/>
          <table:table-cell table:formula="of:=IF([.H269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0]-[.$C$281])" office:value-type="float" office:value="0.00339200000000001" calcext:value-type="float">
            <text:p>0,003392</text:p>
          </table:table-cell>
          <table:table-cell table:formula="of:=0.001/[.G270]" office:value-type="float" office:value="0.294811320754716" calcext:value-type="float">
            <text:p>0,294811320754716</text:p>
          </table:table-cell>
          <table:table-cell/>
          <table:table-cell table:formula="of:=IF([.H27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1]-[.$C$281])" office:value-type="float" office:value="0.00339200000000001" calcext:value-type="float">
            <text:p>0,003392</text:p>
          </table:table-cell>
          <table:table-cell table:formula="of:=0.001/[.G271]" office:value-type="float" office:value="0.294811320754716" calcext:value-type="float">
            <text:p>0,294811320754716</text:p>
          </table:table-cell>
          <table:table-cell/>
          <table:table-cell table:formula="of:=IF([.H271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2]-[.$C$281])" office:value-type="float" office:value="0.00339200000000001" calcext:value-type="float">
            <text:p>0,003392</text:p>
          </table:table-cell>
          <table:table-cell table:formula="of:=0.001/[.G272]" office:value-type="float" office:value="0.294811320754716" calcext:value-type="float">
            <text:p>0,294811320754716</text:p>
          </table:table-cell>
          <table:table-cell/>
          <table:table-cell table:formula="of:=IF([.H272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3]-[.$C$281])" office:value-type="float" office:value="0.00339200000000001" calcext:value-type="float">
            <text:p>0,003392</text:p>
          </table:table-cell>
          <table:table-cell table:formula="of:=0.001/[.G273]" office:value-type="float" office:value="0.294811320754716" calcext:value-type="float">
            <text:p>0,294811320754716</text:p>
          </table:table-cell>
          <table:table-cell/>
          <table:table-cell table:formula="of:=IF([.H273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4]-[.$C$281])" office:value-type="float" office:value="0.00339200000000001" calcext:value-type="float">
            <text:p>0,003392</text:p>
          </table:table-cell>
          <table:table-cell table:formula="of:=0.001/[.G274]" office:value-type="float" office:value="0.294811320754716" calcext:value-type="float">
            <text:p>0,294811320754716</text:p>
          </table:table-cell>
          <table:table-cell/>
          <table:table-cell table:formula="of:=IF([.H274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5]-[.$C$281])" office:value-type="float" office:value="0.00339200000000001" calcext:value-type="float">
            <text:p>0,003392</text:p>
          </table:table-cell>
          <table:table-cell table:formula="of:=0.001/[.G275]" office:value-type="float" office:value="0.294811320754716" calcext:value-type="float">
            <text:p>0,294811320754716</text:p>
          </table:table-cell>
          <table:table-cell/>
          <table:table-cell table:formula="of:=IF([.H275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6]-[.$C$281])" office:value-type="float" office:value="0.00339200000000001" calcext:value-type="float">
            <text:p>0,003392</text:p>
          </table:table-cell>
          <table:table-cell table:formula="of:=0.001/[.G276]" office:value-type="float" office:value="0.294811320754716" calcext:value-type="float">
            <text:p>0,294811320754716</text:p>
          </table:table-cell>
          <table:table-cell/>
          <table:table-cell table:formula="of:=IF([.H276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7]-[.$C$281])" office:value-type="float" office:value="0.00339200000000001" calcext:value-type="float">
            <text:p>0,003392</text:p>
          </table:table-cell>
          <table:table-cell table:formula="of:=0.001/[.G277]" office:value-type="float" office:value="0.294811320754716" calcext:value-type="float">
            <text:p>0,294811320754716</text:p>
          </table:table-cell>
          <table:table-cell/>
          <table:table-cell table:formula="of:=IF([.H277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8]-[.$C$281])" office:value-type="float" office:value="0.00339200000000001" calcext:value-type="float">
            <text:p>0,003392</text:p>
          </table:table-cell>
          <table:table-cell table:formula="of:=0.001/[.G278]" office:value-type="float" office:value="0.294811320754716" calcext:value-type="float">
            <text:p>0,294811320754716</text:p>
          </table:table-cell>
          <table:table-cell/>
          <table:table-cell table:formula="of:=IF([.H278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79]-[.$C$281])" office:value-type="float" office:value="0.00339200000000001" calcext:value-type="float">
            <text:p>0,003392</text:p>
          </table:table-cell>
          <table:table-cell table:formula="of:=0.001/[.G279]" office:value-type="float" office:value="0.294811320754716" calcext:value-type="float">
            <text:p>0,294811320754716</text:p>
          </table:table-cell>
          <table:table-cell/>
          <table:table-cell table:formula="of:=IF([.H279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80]-[.$C$281])" office:value-type="float" office:value="0.00339200000000001" calcext:value-type="float">
            <text:p>0,003392</text:p>
          </table:table-cell>
          <table:table-cell table:formula="of:=0.001/[.G280]" office:value-type="float" office:value="0.294811320754716" calcext:value-type="float">
            <text:p>0,294811320754716</text:p>
          </table:table-cell>
          <table:table-cell/>
          <table:table-cell table:formula="of:=IF([.H280]&gt;[.$I$94];&quot;хорошо&quot;;&quot;плохо&quot;)" office:value-type="string" office:string-value="плохо" calcext:value-type="string">
            <text:p>плохо</text:p>
          </table:table-cell>
        </table:table-row>
        <table:table-row table:style-name="ro1">
          <table:table-cell table:number-columns-repeated="2"/>
          <table:table-cell office:value-type="float" office:value="-0.263392" calcext:value-type="float">
            <text:p>-0,263392</text:p>
          </table:table-cell>
          <table:table-cell office:value-type="float" office:value="-1.11022E-016" calcext:value-type="float">
            <text:p>-1,11E-16</text:p>
          </table:table-cell>
          <table:table-cell office:value-type="float" office:value="-0.26" calcext:value-type="float">
            <text:p>-0,26</text:p>
          </table:table-cell>
          <table:table-cell office:value-type="float" office:value="0" calcext:value-type="float">
            <text:p>0</text:p>
          </table:table-cell>
          <table:table-cell table:formula="of:=ABS([.E281]-[.$C$281])" office:value-type="float" office:value="0.00339200000000001" calcext:value-type="float">
            <text:p>0,003392</text:p>
          </table:table-cell>
          <table:table-cell table:formula="of:=0.001/[.G281]" office:value-type="float" office:value="0.294811320754716" calcext:value-type="float">
            <text:p>0,294811320754716</text:p>
          </table:table-cell>
          <table:table-cell/>
          <table:table-cell table:formula="of:=IF([.H281]&gt;[.$I$94];&quot;хорошо&quot;;&quot;плохо&quot;)" office:value-type="string" office:string-value="плохо" calcext:value-type="string">
            <text:p>плохо</text:p>
          </table:table-cell>
        </table:table-row>
      </table:table>
      <table:named-expressions/>
      <table:database-ranges>
        <table:database-range table:name="__Anonymous_Sheet_DB__0" table:target-range-address="Лист1.I13:Лист1.I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4:38:09.464695134</meta:creation-date>
    <dc:date>2022-10-12T17:57:49.765985954</dc:date>
    <meta:editing-duration>PT1M33S</meta:editing-duration>
    <meta:editing-cycles>1</meta:editing-cycles>
    <meta:document-statistic meta:table-count="1" meta:cell-count="2043" meta:object-count="0"/>
    <meta:generator>LibreOffice/6.4.7.2$Linux_X86_64 LibreOffice_project/40$Build-2</meta:generator>
  </office:meta>
</office:document-meta>
</file>